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409in"/>
    </style:style>
    <style:style style:name="co4" style:family="table-column">
      <style:table-column-properties fo:break-before="auto" style:column-width="0.4161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0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fo:background-color="#f6f9d4"/>
    </style:style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l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logfile</text:p>
          </table:table-cell>
          <table:table-cell office:value-type="string" calcext:value-type="string">
            <text:p>cost.warmstar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nzz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s/parGtqMx.par</text:p>
          </table:table-cell>
          <table:table-cell office:value-type="float" office:value="226.9779" calcext:value-type="float">
            <text:p>226.9779</text:p>
          </table:table-cell>
          <table:table-cell office:value-type="float" office:value="0.06" calcext:value-type="float">
            <text:p>0.06</text:p>
          </table:table-cell>
          <table:table-cell office:value-type="float" office:value="481" calcext:value-type="float">
            <text:p>48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18.19855033" calcext:value-type="float">
            <text:p>218.19855033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logs/parAs7k6.par</text:p>
          </table:table-cell>
          <table:table-cell office:value-type="float" office:value="246.6262" calcext:value-type="float">
            <text:p>246.6262</text:p>
          </table:table-cell>
          <table:table-cell office:value-type="float" office:value="0.13" calcext:value-type="float">
            <text:p>0.13</text:p>
          </table:table-cell>
          <table:table-cell office:value-type="float" office:value="2583" calcext:value-type="float">
            <text:p>2583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246.62617517" calcext:value-type="float">
            <text:p>246.62617517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logs/paru_AHv.par</text:p>
          </table:table-cell>
          <table:table-cell office:value-type="float" office:value="305.8596" calcext:value-type="float">
            <text:p>305.8596</text:p>
          </table:table-cell>
          <table:table-cell office:value-type="float" office:value="0.85" calcext:value-type="float">
            <text:p>0.85</text:p>
          </table:table-cell>
          <table:table-cell office:value-type="float" office:value="16312" calcext:value-type="float">
            <text:p>16312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float" office:value="305.859574" calcext:value-type="float">
            <text:p>305.859574</text:p>
          </table:table-cell>
          <table:table-cell office:value-type="float" office:value="162" calcext:value-type="float">
            <text:p>162</text:p>
          </table:table-cell>
          <table:table-cell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logs/parPciPz.par</text:p>
          </table:table-cell>
          <table:table-cell office:value-type="float" office:value="186.8969" calcext:value-type="float">
            <text:p>186.8969</text:p>
          </table:table-cell>
          <table:table-cell office:value-type="float" office:value="0.83" calcext:value-type="float">
            <text:p>0.83</text:p>
          </table:table-cell>
          <table:table-cell office:value-type="float" office:value="17897" calcext:value-type="float">
            <text:p>17897</text:p>
          </table:table-cell>
          <table:table-cell office:value-type="float" office:value="2130" calcext:value-type="float">
            <text:p>2130</text:p>
          </table:table-cell>
          <table:table-cell office:value-type="float" office:value="186.89366623" calcext:value-type="float">
            <text:p>186.89366623</text:p>
          </table:table-cell>
          <table:table-cell office:value-type="float" office:value="186.8969446" calcext:value-type="float">
            <text:p>186.896944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logs/parFfuhX.par</text:p>
          </table:table-cell>
          <table:table-cell office:value-type="float" office:value="191.9723" calcext:value-type="float">
            <text:p>191.9723</text:p>
          </table:table-cell>
          <table:table-cell office:value-type="float" office:value="0.16" calcext:value-type="float">
            <text:p>0.16</text:p>
          </table:table-cell>
          <table:table-cell office:value-type="float" office:value="2815" calcext:value-type="float">
            <text:p>2815</text:p>
          </table:table-cell>
          <table:table-cell office:value-type="float" office:value="582" calcext:value-type="float">
            <text:p>582</text:p>
          </table:table-cell>
          <table:table-cell office:value-type="float" office:value="189.53081565" calcext:value-type="float">
            <text:p>189.53081565</text:p>
          </table:table-cell>
          <table:table-cell office:value-type="float" office:value="189.543179" calcext:value-type="float">
            <text:p>189.543179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logs/parLT7H0.par</text:p>
          </table:table-cell>
          <table:table-cell office:value-type="float" office:value="200.1257" calcext:value-type="float">
            <text:p>200.1257</text:p>
          </table:table-cell>
          <table:table-cell office:value-type="float" office:value="0.08" calcext:value-type="float">
            <text:p>0.08</text:p>
          </table:table-cell>
          <table:table-cell office:value-type="float" office:value="1326" calcext:value-type="float">
            <text:p>1326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00.0991589" calcext:value-type="float">
            <text:p>200.0991589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logs/parOtMkI.par</text:p>
          </table:table-cell>
          <table:table-cell office:value-type="float" office:value="225.3685" calcext:value-type="float">
            <text:p>225.3685</text:p>
          </table:table-cell>
          <table:table-cell office:value-type="float" office:value="0.11" calcext:value-type="float">
            <text:p>0.11</text:p>
          </table:table-cell>
          <table:table-cell office:value-type="float" office:value="1235" calcext:value-type="float">
            <text:p>1235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5.36852533" calcext:value-type="float">
            <text:p>225.36852533</text:p>
          </table:table-cell>
          <table:table-cell office:value-type="float" office:value="160" calcext:value-type="float">
            <text:p>160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logs/parQZ2P2.par</text:p>
          </table:table-cell>
          <table:table-cell office:value-type="float" office:value="232.0488" calcext:value-type="float">
            <text:p>232.0488</text:p>
          </table:table-cell>
          <table:table-cell office:value-type="float" office:value="0.07" calcext:value-type="float">
            <text:p>0.07</text:p>
          </table:table-cell>
          <table:table-cell office:value-type="float" office:value="880" calcext:value-type="float">
            <text:p>88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32.04877757" calcext:value-type="float">
            <text:p>232.04877757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logs/parv06id.par</text:p>
          </table:table-cell>
          <table:table-cell office:value-type="float" office:value="234.2109" calcext:value-type="float">
            <text:p>234.2109</text:p>
          </table:table-cell>
          <table:table-cell office:value-type="float" office:value="1.21" calcext:value-type="float">
            <text:p>1.21</text:p>
          </table:table-cell>
          <table:table-cell office:value-type="float" office:value="25170" calcext:value-type="float">
            <text:p>25170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222.29502767" calcext:value-type="float">
            <text:p>222.29502767</text:p>
          </table:table-cell>
          <table:table-cell office:value-type="float" office:value="243" calcext:value-type="float">
            <text:p>243</text:p>
          </table:table-cell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logs/parS1HkX.par</text:p>
          </table:table-cell>
          <table:table-cell office:value-type="float" office:value="225.006" calcext:value-type="float">
            <text:p>225.006</text:p>
          </table:table-cell>
          <table:table-cell office:value-type="float" office:value="0.11" calcext:value-type="float">
            <text:p>0.1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0599533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logs/parQ14cT.par</text:p>
          </table:table-cell>
          <table:table-cell office:value-type="float" office:value="428.5836" calcext:value-type="float">
            <text:p>428.5836</text:p>
          </table:table-cell>
          <table:table-cell office:value-type="float" office:value="7200" calcext:value-type="float">
            <text:p>7200</text:p>
          </table:table-cell>
          <table:table-cell office:value-type="float" office:value="64453588" calcext:value-type="float">
            <text:p>64453588</text:p>
          </table:table-cell>
          <table:table-cell office:value-type="float" office:value="3178469" calcext:value-type="float">
            <text:p>3178469</text:p>
          </table:table-cell>
          <table:table-cell office:value-type="float" office:value="420.48172802" calcext:value-type="float">
            <text:p>420.48172802</text:p>
          </table:table-cell>
          <table:table-cell office:value-type="float" office:value="428.09667333" calcext:value-type="float">
            <text:p>428.09667333</text:p>
          </table:table-cell>
          <table:table-cell office:value-type="float" office:value="1373" calcext:value-type="float">
            <text:p>1373</text:p>
          </table:table-cell>
          <table:table-cell office:value-type="float" office:value="1122" calcext:value-type="float">
            <text:p>112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logs/parjF5FD.par</text:p>
          </table:table-cell>
          <table:table-cell office:value-type="float" office:value="483.6299" calcext:value-type="float">
            <text:p>483.6299</text:p>
          </table:table-cell>
          <table:table-cell office:value-type="float" office:value="1676.03" calcext:value-type="float">
            <text:p>1676.03</text:p>
          </table:table-cell>
          <table:table-cell office:value-type="float" office:value="19520610" calcext:value-type="float">
            <text:p>19520610</text:p>
          </table:table-cell>
          <table:table-cell office:value-type="float" office:value="1035325" calcext:value-type="float">
            <text:p>1035325</text:p>
          </table:table-cell>
          <table:table-cell office:value-type="float" office:value="476.00133589" calcext:value-type="float">
            <text:p>476.00133589</text:p>
          </table:table-cell>
          <table:table-cell office:value-type="float" office:value="476.0489371" calcext:value-type="float">
            <text:p>476.0489371</text:p>
          </table:table-cell>
          <table:table-cell office:value-type="float" office:value="952" calcext:value-type="float">
            <text:p>952</text:p>
          </table:table-cell>
          <table:table-cell office:value-type="float" office:value="749" calcext:value-type="float">
            <text:p>74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logs/par2BnDE.par</text:p>
          </table:table-cell>
          <table:table-cell office:value-type="float" office:value="402.7971" calcext:value-type="float">
            <text:p>402.7971</text:p>
          </table:table-cell>
          <table:table-cell office:value-type="float" office:value="7200" calcext:value-type="float">
            <text:p>7200</text:p>
          </table:table-cell>
          <table:table-cell office:value-type="float" office:value="70956802" calcext:value-type="float">
            <text:p>70956802</text:p>
          </table:table-cell>
          <table:table-cell office:value-type="float" office:value="1669625" calcext:value-type="float">
            <text:p>1669625</text:p>
          </table:table-cell>
          <table:table-cell office:value-type="float" office:value="337.61071105" calcext:value-type="float">
            <text:p>337.61071105</text:p>
          </table:table-cell>
          <table:table-cell office:value-type="float" office:value="399.0918764" calcext:value-type="float">
            <text:p>399.0918764</text:p>
          </table:table-cell>
          <table:table-cell office:value-type="float" office:value="1400" calcext:value-type="float">
            <text:p>1400</text:p>
          </table:table-cell>
          <table:table-cell office:value-type="float" office:value="1172" calcext:value-type="float">
            <text:p>1172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logs/parxxmM7.par</text:p>
          </table:table-cell>
          <table:table-cell office:value-type="float" office:value="432.1578" calcext:value-type="float">
            <text:p>432.1578</text:p>
          </table:table-cell>
          <table:table-cell office:value-type="float" office:value="696.35" calcext:value-type="float">
            <text:p>696.35</text:p>
          </table:table-cell>
          <table:table-cell office:value-type="float" office:value="5692793" calcext:value-type="float">
            <text:p>5692793</text:p>
          </table:table-cell>
          <table:table-cell office:value-type="float" office:value="261373" calcext:value-type="float">
            <text:p>261373</text:p>
          </table:table-cell>
          <table:table-cell office:value-type="float" office:value="411.2547359" calcext:value-type="float">
            <text:p>411.2547359</text:p>
          </table:table-cell>
          <table:table-cell office:value-type="float" office:value="411.29577673" calcext:value-type="float">
            <text:p>411.29577673</text:p>
          </table:table-cell>
          <table:table-cell office:value-type="float" office:value="987" calcext:value-type="float">
            <text:p>987</text:p>
          </table:table-cell>
          <table:table-cell office:value-type="float" office:value="847" calcext:value-type="float">
            <text:p>84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logs/parmWdyZ.par</text:p>
          </table:table-cell>
          <table:table-cell office:value-type="float" office:value="380.7277" calcext:value-type="float">
            <text:p>380.7277</text:p>
          </table:table-cell>
          <table:table-cell office:value-type="float" office:value="4352.65" calcext:value-type="float">
            <text:p>4352.65</text:p>
          </table:table-cell>
          <table:table-cell office:value-type="float" office:value="40674717" calcext:value-type="float">
            <text:p>40674717</text:p>
          </table:table-cell>
          <table:table-cell office:value-type="float" office:value="1238342" calcext:value-type="float">
            <text:p>1238342</text:p>
          </table:table-cell>
          <table:table-cell office:value-type="float" office:value="366.30246548" calcext:value-type="float">
            <text:p>366.30246548</text:p>
          </table:table-cell>
          <table:table-cell office:value-type="float" office:value="366.33909303" calcext:value-type="float">
            <text:p>366.33909303</text:p>
          </table:table-cell>
          <table:table-cell office:value-type="float" office:value="1174" calcext:value-type="float">
            <text:p>1174</text:p>
          </table:table-cell>
          <table:table-cell office:value-type="float" office:value="983" calcext:value-type="float">
            <text:p>983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logs/parL3rPf.par</text:p>
          </table:table-cell>
          <table:table-cell office:value-type="float" office:value="472.8159" calcext:value-type="float">
            <text:p>472.8159</text:p>
          </table:table-cell>
          <table:table-cell office:value-type="float" office:value="7200" calcext:value-type="float">
            <text:p>7200</text:p>
          </table:table-cell>
          <table:table-cell office:value-type="float" office:value="55006221" calcext:value-type="float">
            <text:p>55006221</text:p>
          </table:table-cell>
          <table:table-cell office:value-type="float" office:value="1230755" calcext:value-type="float">
            <text:p>1230755</text:p>
          </table:table-cell>
          <table:table-cell office:value-type="float" office:value="396.09380423" calcext:value-type="float">
            <text:p>396.09380423</text:p>
          </table:table-cell>
          <table:table-cell office:value-type="float" office:value="465.9158294" calcext:value-type="float">
            <text:p>465.9158294</text:p>
          </table:table-cell>
          <table:table-cell office:value-type="float" office:value="1424" calcext:value-type="float">
            <text:p>1424</text:p>
          </table:table-cell>
          <table:table-cell office:value-type="float" office:value="1193" calcext:value-type="float">
            <text:p>1193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logs/parjw25a.par</text:p>
          </table:table-cell>
          <table:table-cell office:value-type="float" office:value="328.6708" calcext:value-type="float">
            <text:p>328.6708</text:p>
          </table:table-cell>
          <table:table-cell office:value-type="float" office:value="429.53" calcext:value-type="float">
            <text:p>429.53</text:p>
          </table:table-cell>
          <table:table-cell office:value-type="float" office:value="3495444" calcext:value-type="float">
            <text:p>3495444</text:p>
          </table:table-cell>
          <table:table-cell office:value-type="float" office:value="131231" calcext:value-type="float">
            <text:p>131231</text:p>
          </table:table-cell>
          <table:table-cell office:value-type="float" office:value="328.63810638" calcext:value-type="float">
            <text:p>328.63810638</text:p>
          </table:table-cell>
          <table:table-cell office:value-type="float" office:value="328.67077267" calcext:value-type="float">
            <text:p>328.67077267</text:p>
          </table:table-cell>
          <table:table-cell office:value-type="float" office:value="1456" calcext:value-type="float">
            <text:p>1456</text:p>
          </table:table-cell>
          <table:table-cell office:value-type="float" office:value="1235" calcext:value-type="float">
            <text:p>1235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logs/par2TaHb.par</text:p>
          </table:table-cell>
          <table:table-cell office:value-type="float" office:value="359.6951" calcext:value-type="float">
            <text:p>359.6951</text:p>
          </table:table-cell>
          <table:table-cell office:value-type="float" office:value="163.52" calcext:value-type="float">
            <text:p>163.52</text:p>
          </table:table-cell>
          <table:table-cell office:value-type="float" office:value="1134414" calcext:value-type="float">
            <text:p>1134414</text:p>
          </table:table-cell>
          <table:table-cell office:value-type="float" office:value="60435" calcext:value-type="float">
            <text:p>60435</text:p>
          </table:table-cell>
          <table:table-cell office:value-type="float" office:value="357.64929611" calcext:value-type="float">
            <text:p>357.64929611</text:p>
          </table:table-cell>
          <table:table-cell office:value-type="float" office:value="357.68369787" calcext:value-type="float">
            <text:p>357.68369787</text:p>
          </table:table-cell>
          <table:table-cell office:value-type="float" office:value="1404" calcext:value-type="float">
            <text:p>1404</text:p>
          </table:table-cell>
          <table:table-cell office:value-type="float" office:value="1193" calcext:value-type="float">
            <text:p>119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logs/parKyho5.par</text:p>
          </table:table-cell>
          <table:table-cell office:value-type="float" office:value="404.1116" calcext:value-type="float">
            <text:p>404.1116</text:p>
          </table:table-cell>
          <table:table-cell office:value-type="float" office:value="7200" calcext:value-type="float">
            <text:p>7200</text:p>
          </table:table-cell>
          <table:table-cell office:value-type="float" office:value="57069418" calcext:value-type="float">
            <text:p>57069418</text:p>
          </table:table-cell>
          <table:table-cell office:value-type="float" office:value="845001" calcext:value-type="float">
            <text:p>845001</text:p>
          </table:table-cell>
          <table:table-cell office:value-type="float" office:value="338.4121064" calcext:value-type="float">
            <text:p>338.4121064</text:p>
          </table:table-cell>
          <table:table-cell office:value-type="float" office:value="402.67063676" calcext:value-type="float">
            <text:p>402.67063676</text:p>
          </table:table-cell>
          <table:table-cell office:value-type="float" office:value="1903" calcext:value-type="float">
            <text:p>1903</text:p>
          </table:table-cell>
          <table:table-cell office:value-type="float" office:value="1589" calcext:value-type="float">
            <text:p>1589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logs/parz2rAR.par</text:p>
          </table:table-cell>
          <table:table-cell office:value-type="float" office:value="469.5838" calcext:value-type="float">
            <text:p>469.5838</text:p>
          </table:table-cell>
          <table:table-cell office:value-type="float" office:value="7200" calcext:value-type="float">
            <text:p>7200</text:p>
          </table:table-cell>
          <table:table-cell office:value-type="float" office:value="60139939" calcext:value-type="float">
            <text:p>60139939</text:p>
          </table:table-cell>
          <table:table-cell office:value-type="float" office:value="1011761" calcext:value-type="float">
            <text:p>1011761</text:p>
          </table:table-cell>
          <table:table-cell office:value-type="float" office:value="417.04100431" calcext:value-type="float">
            <text:p>417.04100431</text:p>
          </table:table-cell>
          <table:table-cell office:value-type="float" office:value="469.583817" calcext:value-type="float">
            <text:p>469.583817</text:p>
          </table:table-cell>
          <table:table-cell office:value-type="float" office:value="1862" calcext:value-type="float">
            <text:p>1862</text:p>
          </table:table-cell>
          <table:table-cell office:value-type="float" office:value="1547" calcext:value-type="float">
            <text:p>1547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logs/parkcLOD.par</text:p>
          </table:table-cell>
          <table:table-cell office:value-type="float" office:value="965.1542" calcext:value-type="float">
            <text:p>965.1542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1840910" calcext:value-type="float">
            <text:p>11840910</text:p>
          </table:table-cell>
          <table:table-cell office:value-type="float" office:value="22779" calcext:value-type="float">
            <text:p>22779</text:p>
          </table:table-cell>
          <table:table-cell office:value-type="float" office:value="481.02923231" calcext:value-type="float">
            <text:p>481.02923231</text:p>
          </table:table-cell>
          <table:table-cell office:value-type="float" office:value="953.81165619" calcext:value-type="float">
            <text:p>953.81165619</text:p>
          </table:table-cell>
          <table:table-cell office:value-type="float" office:value="10426" calcext:value-type="float">
            <text:p>10426</text:p>
          </table:table-cell>
          <table:table-cell office:value-type="float" office:value="8570" calcext:value-type="float">
            <text:p>8570</text:p>
          </table:table-cell>
          <table:table-cell office:value-type="float" office:value="9097" calcext:value-type="float">
            <text:p>909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ogs/parhS67y.par</text:p>
          </table:table-cell>
          <table:table-cell office:value-type="float" office:value="584.3015" calcext:value-type="float">
            <text:p>584.301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7233758" calcext:value-type="float">
            <text:p>17233758</text:p>
          </table:table-cell>
          <table:table-cell office:value-type="float" office:value="72778" calcext:value-type="float">
            <text:p>72778</text:p>
          </table:table-cell>
          <table:table-cell office:value-type="float" office:value="367.0524032" calcext:value-type="float">
            <text:p>367.0524032</text:p>
          </table:table-cell>
          <table:table-cell office:value-type="float" office:value="578.83271317" calcext:value-type="float">
            <text:p>578.83271317</text:p>
          </table:table-cell>
          <table:table-cell office:value-type="float" office:value="9269" calcext:value-type="float">
            <text:p>9269</text:p>
          </table:table-cell>
          <table:table-cell office:value-type="float" office:value="7680" calcext:value-type="float">
            <text:p>7680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logs/parsGltp.par</text:p>
          </table:table-cell>
          <table:table-cell office:value-type="float" office:value="559.8847" calcext:value-type="float">
            <text:p>559.8847</text:p>
          </table:table-cell>
          <table:table-cell office:value-type="float" office:value="7200" calcext:value-type="float">
            <text:p>7200</text:p>
          </table:table-cell>
          <table:table-cell office:value-type="float" office:value="12026665" calcext:value-type="float">
            <text:p>12026665</text:p>
          </table:table-cell>
          <table:table-cell office:value-type="float" office:value="40854" calcext:value-type="float">
            <text:p>40854</text:p>
          </table:table-cell>
          <table:table-cell office:value-type="float" office:value="390.55756142" calcext:value-type="float">
            <text:p>390.55756142</text:p>
          </table:table-cell>
          <table:table-cell office:value-type="float" office:value="548.79835543" calcext:value-type="float">
            <text:p>548.79835543</text:p>
          </table:table-cell>
          <table:table-cell office:value-type="float" office:value="8683" calcext:value-type="float">
            <text:p>8683</text:p>
          </table:table-cell>
          <table:table-cell office:value-type="float" office:value="7326" calcext:value-type="float">
            <text:p>7326</text:p>
          </table:table-cell>
          <table:table-cell office:value-type="float" office:value="7565" calcext:value-type="float">
            <text:p>7565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logs/pargkcEv.par</text:p>
          </table:table-cell>
          <table:table-cell office:value-type="float" office:value="537.1659" calcext:value-type="float">
            <text:p>537.1659</text:p>
          </table:table-cell>
          <table:table-cell office:value-type="float" office:value="7200" calcext:value-type="float">
            <text:p>7200</text:p>
          </table:table-cell>
          <table:table-cell office:value-type="float" office:value="11121882" calcext:value-type="float">
            <text:p>11121882</text:p>
          </table:table-cell>
          <table:table-cell office:value-type="float" office:value="48903" calcext:value-type="float">
            <text:p>48903</text:p>
          </table:table-cell>
          <table:table-cell office:value-type="float" office:value="366.70239652" calcext:value-type="float">
            <text:p>366.70239652</text:p>
          </table:table-cell>
          <table:table-cell office:value-type="float" office:value="513.8340635" calcext:value-type="float">
            <text:p>513.8340635</text:p>
          </table:table-cell>
          <table:table-cell office:value-type="float" office:value="8753" calcext:value-type="float">
            <text:p>8753</text:p>
          </table:table-cell>
          <table:table-cell office:value-type="float" office:value="7454" calcext:value-type="float">
            <text:p>7454</text:p>
          </table:table-cell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logs/parx_YQb.par</text:p>
          </table:table-cell>
          <table:table-cell office:value-type="float" office:value="692.1598" calcext:value-type="float">
            <text:p>692.1598</text:p>
          </table:table-cell>
          <table:table-cell office:value-type="float" office:value="7200" calcext:value-type="float">
            <text:p>7200</text:p>
          </table:table-cell>
          <table:table-cell office:value-type="float" office:value="12884892" calcext:value-type="float">
            <text:p>12884892</text:p>
          </table:table-cell>
          <table:table-cell office:value-type="float" office:value="38896" calcext:value-type="float">
            <text:p>38896</text:p>
          </table:table-cell>
          <table:table-cell office:value-type="float" office:value="485.35923801" calcext:value-type="float">
            <text:p>485.35923801</text:p>
          </table:table-cell>
          <table:table-cell office:value-type="float" office:value="663.92073533" calcext:value-type="float">
            <text:p>663.92073533</text:p>
          </table:table-cell>
          <table:table-cell office:value-type="float" office:value="6875" calcext:value-type="float">
            <text:p>6875</text:p>
          </table:table-cell>
          <table:table-cell office:value-type="float" office:value="5777" calcext:value-type="float">
            <text:p>5777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logs/par2unWS.par</text:p>
          </table:table-cell>
          <table:table-cell office:value-type="float" office:value="843.728" calcext:value-type="float">
            <text:p>843.728</text:p>
          </table:table-cell>
          <table:table-cell office:value-type="float" office:value="7200" calcext:value-type="float">
            <text:p>7200</text:p>
          </table:table-cell>
          <table:table-cell office:value-type="float" office:value="16661520" calcext:value-type="float">
            <text:p>16661520</text:p>
          </table:table-cell>
          <table:table-cell office:value-type="float" office:value="65719" calcext:value-type="float">
            <text:p>65719</text:p>
          </table:table-cell>
          <table:table-cell office:value-type="float" office:value="366.96494511" calcext:value-type="float">
            <text:p>366.96494511</text:p>
          </table:table-cell>
          <table:table-cell office:value-type="float" office:value="838.66977717" calcext:value-type="float">
            <text:p>838.66977717</text:p>
          </table:table-cell>
          <table:table-cell office:value-type="float" office:value="8834" calcext:value-type="float">
            <text:p>8834</text:p>
          </table:table-cell>
          <table:table-cell office:value-type="float" office:value="7270" calcext:value-type="float">
            <text:p>7270</text:p>
          </table:table-cell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logs/parhyxwN.par</text:p>
          </table:table-cell>
          <table:table-cell office:value-type="float" office:value="538.4476" calcext:value-type="float">
            <text:p>538.447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2608799" calcext:value-type="float">
            <text:p>12608799</text:p>
          </table:table-cell>
          <table:table-cell office:value-type="float" office:value="33385" calcext:value-type="float">
            <text:p>33385</text:p>
          </table:table-cell>
          <table:table-cell office:value-type="float" office:value="356.07787751" calcext:value-type="float">
            <text:p>356.07787751</text:p>
          </table:table-cell>
          <table:table-cell office:value-type="float" office:value="522.03224833" calcext:value-type="float">
            <text:p>522.03224833</text:p>
          </table:table-cell>
          <table:table-cell office:value-type="float" office:value="12310" calcext:value-type="float">
            <text:p>12310</text:p>
          </table:table-cell>
          <table:table-cell office:value-type="float" office:value="10291" calcext:value-type="float">
            <text:p>10291</text:p>
          </table:table-cell>
          <table:table-cell office:value-type="float" office:value="11126" calcext:value-type="float">
            <text:p>11126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ogs/parzmTOj.par</text:p>
          </table:table-cell>
          <table:table-cell office:value-type="float" office:value="480.9888" calcext:value-type="float">
            <text:p>480.988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3380156" calcext:value-type="float">
            <text:p>13380156</text:p>
          </table:table-cell>
          <table:table-cell office:value-type="float" office:value="91336" calcext:value-type="float">
            <text:p>91336</text:p>
          </table:table-cell>
          <table:table-cell office:value-type="float" office:value="387.84376764" calcext:value-type="float">
            <text:p>387.84376764</text:p>
          </table:table-cell>
          <table:table-cell office:value-type="float" office:value="473.42079517" calcext:value-type="float">
            <text:p>473.42079517</text:p>
          </table:table-cell>
          <table:table-cell office:value-type="float" office:value="9061" calcext:value-type="float">
            <text:p>9061</text:p>
          </table:table-cell>
          <table:table-cell office:value-type="float" office:value="7690" calcext:value-type="float">
            <text:p>7690</text:p>
          </table:table-cell>
          <table:table-cell office:value-type="float" office:value="7679" calcext:value-type="float">
            <text:p>7679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logs/parCc2Sm.par</text:p>
          </table:table-cell>
          <table:table-cell office:value-type="float" office:value="545.2237" calcext:value-type="float">
            <text:p>545.2237</text:p>
          </table:table-cell>
          <table:table-cell office:value-type="float" office:value="7200" calcext:value-type="float">
            <text:p>7200</text:p>
          </table:table-cell>
          <table:table-cell office:value-type="float" office:value="14882755" calcext:value-type="float">
            <text:p>14882755</text:p>
          </table:table-cell>
          <table:table-cell office:value-type="float" office:value="41625" calcext:value-type="float">
            <text:p>41625</text:p>
          </table:table-cell>
          <table:table-cell office:value-type="float" office:value="364.71637883" calcext:value-type="float">
            <text:p>364.71637883</text:p>
          </table:table-cell>
          <table:table-cell office:value-type="float" office:value="541.94097317" calcext:value-type="float">
            <text:p>541.94097317</text:p>
          </table:table-cell>
          <table:table-cell office:value-type="float" office:value="11059" calcext:value-type="float">
            <text:p>11059</text:p>
          </table:table-cell>
          <table:table-cell office:value-type="float" office:value="9108" calcext:value-type="float">
            <text:p>9108</text:p>
          </table:table-cell>
          <table:table-cell office:value-type="float" office:value="10135" calcext:value-type="float">
            <text:p>10135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logs/parMryVb.par</text:p>
          </table:table-cell>
          <table:table-cell office:value-type="float" office:value="619.4236" calcext:value-type="float">
            <text:p>619.423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4563751" calcext:value-type="float">
            <text:p>14563751</text:p>
          </table:table-cell>
          <table:table-cell office:value-type="float" office:value="65304" calcext:value-type="float">
            <text:p>65304</text:p>
          </table:table-cell>
          <table:table-cell office:value-type="float" office:value="448.77844789" calcext:value-type="float">
            <text:p>448.77844789</text:p>
          </table:table-cell>
          <table:table-cell office:value-type="float" office:value="601.47120937" calcext:value-type="float">
            <text:p>601.47120937</text:p>
          </table:table-cell>
          <table:table-cell office:value-type="float" office:value="8287" calcext:value-type="float">
            <text:p>8287</text:p>
          </table:table-cell>
          <table:table-cell office:value-type="float" office:value="6789" calcext:value-type="float">
            <text:p>6789</text:p>
          </table:table-cell>
          <table:table-cell office:value-type="float" office:value="7135" calcext:value-type="float">
            <text:p>713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ogs/parPhIxT.par</text:p>
          </table:table-cell>
          <table:table-cell office:value-type="float" office:value="1199.4723" calcext:value-type="float">
            <text:p>1199.4723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042347" calcext:value-type="float">
            <text:p>4042347</text:p>
          </table:table-cell>
          <table:table-cell office:value-type="float" office:value="5560" calcext:value-type="float">
            <text:p>5560</text:p>
          </table:table-cell>
          <table:table-cell office:value-type="float" office:value="515.05795075" calcext:value-type="float">
            <text:p>515.05795075</text:p>
          </table:table-cell>
          <table:table-cell office:value-type="float" office:value="1199.4723149" calcext:value-type="float">
            <text:p>1199.4723149</text:p>
          </table:table-cell>
          <table:table-cell office:value-type="float" office:value="32110" calcext:value-type="float">
            <text:p>32110</text:p>
          </table:table-cell>
          <table:table-cell office:value-type="float" office:value="26509" calcext:value-type="float">
            <text:p>26509</text:p>
          </table:table-cell>
          <table:table-cell office:value-type="float" office:value="33599" calcext:value-type="float">
            <text:p>33599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ogs/parMr_C9.par</text:p>
          </table:table-cell>
          <table:table-cell office:value-type="float" office:value="706.7707" calcext:value-type="float">
            <text:p>706.7707</text:p>
          </table:table-cell>
          <table:table-cell office:value-type="float" office:value="7200" calcext:value-type="float">
            <text:p>7200</text:p>
          </table:table-cell>
          <table:table-cell office:value-type="float" office:value="7583278" calcext:value-type="float">
            <text:p>7583278</text:p>
          </table:table-cell>
          <table:table-cell office:value-type="float" office:value="14506" calcext:value-type="float">
            <text:p>14506</text:p>
          </table:table-cell>
          <table:table-cell office:value-type="float" office:value="389.28224072" calcext:value-type="float">
            <text:p>389.28224072</text:p>
          </table:table-cell>
          <table:table-cell office:value-type="float" office:value="706.77069487" calcext:value-type="float">
            <text:p>706.77069487</text:p>
          </table:table-cell>
          <table:table-cell office:value-type="float" office:value="23163" calcext:value-type="float">
            <text:p>23163</text:p>
          </table:table-cell>
          <table:table-cell office:value-type="float" office:value="19112" calcext:value-type="float">
            <text:p>19112</text:p>
          </table:table-cell>
          <table:table-cell office:value-type="float" office:value="23059" calcext:value-type="float">
            <text:p>2305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ogs/par8CdZx.par</text:p>
          </table:table-cell>
          <table:table-cell office:value-type="float" office:value="650.2553" calcext:value-type="float">
            <text:p>650.2553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408818" calcext:value-type="float">
            <text:p>2408818</text:p>
          </table:table-cell>
          <table:table-cell office:value-type="float" office:value="2502" calcext:value-type="float">
            <text:p>2502</text:p>
          </table:table-cell>
          <table:table-cell office:value-type="float" office:value="381.67748862" calcext:value-type="float">
            <text:p>381.67748862</text:p>
          </table:table-cell>
          <table:table-cell office:value-type="float" office:value="650.25526063" calcext:value-type="float">
            <text:p>650.25526063</text:p>
          </table:table-cell>
          <table:table-cell office:value-type="float" office:value="33999" calcext:value-type="float">
            <text:p>33999</text:p>
          </table:table-cell>
          <table:table-cell office:value-type="float" office:value="27687" calcext:value-type="float">
            <text:p>27687</text:p>
          </table:table-cell>
          <table:table-cell office:value-type="float" office:value="36911" calcext:value-type="float">
            <text:p>36911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ogs/parGX1t6.par</text:p>
          </table:table-cell>
          <table:table-cell office:value-type="float" office:value="822.789" calcext:value-type="float">
            <text:p>822.789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3741518" calcext:value-type="float">
            <text:p>3741518</text:p>
          </table:table-cell>
          <table:table-cell office:value-type="float" office:value="4048" calcext:value-type="float">
            <text:p>4048</text:p>
          </table:table-cell>
          <table:table-cell office:value-type="float" office:value="411.97289606" calcext:value-type="float">
            <text:p>411.97289606</text:p>
          </table:table-cell>
          <table:table-cell office:value-type="float" office:value="822.10688143" calcext:value-type="float">
            <text:p>822.10688143</text:p>
          </table:table-cell>
          <table:table-cell office:value-type="float" office:value="26217" calcext:value-type="float">
            <text:p>26217</text:p>
          </table:table-cell>
          <table:table-cell office:value-type="float" office:value="22035" calcext:value-type="float">
            <text:p>22035</text:p>
          </table:table-cell>
          <table:table-cell office:value-type="float" office:value="25564" calcext:value-type="float">
            <text:p>2556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ogs/parKgeNR.par</text:p>
          </table:table-cell>
          <table:table-cell office:value-type="float" office:value="732.4948" calcext:value-type="float">
            <text:p>732.494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356958" calcext:value-type="float">
            <text:p>2356958</text:p>
          </table:table-cell>
          <table:table-cell office:value-type="float" office:value="2559" calcext:value-type="float">
            <text:p>2559</text:p>
          </table:table-cell>
          <table:table-cell office:value-type="float" office:value="398.09427906" calcext:value-type="float">
            <text:p>398.09427906</text:p>
          </table:table-cell>
          <table:table-cell office:value-type="float" office:value="732.49481233" calcext:value-type="float">
            <text:p>732.49481233</text:p>
          </table:table-cell>
          <table:table-cell office:value-type="float" office:value="29554" calcext:value-type="float">
            <text:p>29554</text:p>
          </table:table-cell>
          <table:table-cell office:value-type="float" office:value="23964" calcext:value-type="float">
            <text:p>23964</text:p>
          </table:table-cell>
          <table:table-cell office:value-type="float" office:value="31124" calcext:value-type="float">
            <text:p>3112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ogs/parl4wWI.par</text:p>
          </table:table-cell>
          <table:table-cell office:value-type="float" office:value="735.3802" calcext:value-type="float">
            <text:p>735.3802</text:p>
          </table:table-cell>
          <table:table-cell office:value-type="float" office:value="7200" calcext:value-type="float">
            <text:p>7200</text:p>
          </table:table-cell>
          <table:table-cell office:value-type="float" office:value="1553203" calcext:value-type="float">
            <text:p>1553203</text:p>
          </table:table-cell>
          <table:table-cell office:value-type="float" office:value="1691" calcext:value-type="float">
            <text:p>1691</text:p>
          </table:table-cell>
          <table:table-cell office:value-type="float" office:value="397.13200768" calcext:value-type="float">
            <text:p>397.13200768</text:p>
          </table:table-cell>
          <table:table-cell office:value-type="float" office:value="735.38020753" calcext:value-type="float">
            <text:p>735.38020753</text:p>
          </table:table-cell>
          <table:table-cell office:value-type="float" office:value="34064" calcext:value-type="float">
            <text:p>34064</text:p>
          </table:table-cell>
          <table:table-cell office:value-type="float" office:value="27958" calcext:value-type="float">
            <text:p>27958</text:p>
          </table:table-cell>
          <table:table-cell office:value-type="float" office:value="37335" calcext:value-type="float">
            <text:p>37335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ogs/pariIzVD.par</text:p>
          </table:table-cell>
          <table:table-cell office:value-type="float" office:value="599.8296" calcext:value-type="float">
            <text:p>599.8296</text:p>
          </table:table-cell>
          <table:table-cell office:value-type="float" office:value="7200" calcext:value-type="float">
            <text:p>7200</text:p>
          </table:table-cell>
          <table:table-cell office:value-type="float" office:value="3817922" calcext:value-type="float">
            <text:p>3817922</text:p>
          </table:table-cell>
          <table:table-cell office:value-type="float" office:value="7806" calcext:value-type="float">
            <text:p>7806</text:p>
          </table:table-cell>
          <table:table-cell office:value-type="float" office:value="358.73565621" calcext:value-type="float">
            <text:p>358.73565621</text:p>
          </table:table-cell>
          <table:table-cell office:value-type="float" office:value="599.82958743" calcext:value-type="float">
            <text:p>599.82958743</text:p>
          </table:table-cell>
          <table:table-cell office:value-type="float" office:value="38527" calcext:value-type="float">
            <text:p>38527</text:p>
          </table:table-cell>
          <table:table-cell office:value-type="float" office:value="31377" calcext:value-type="float">
            <text:p>31377</text:p>
          </table:table-cell>
          <table:table-cell office:value-type="float" office:value="42907" calcext:value-type="float">
            <text:p>42907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ogs/parTANFc.par</text:p>
          </table:table-cell>
          <table:table-cell office:value-type="float" office:value="661.7747" calcext:value-type="float">
            <text:p>661.774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893061" calcext:value-type="float">
            <text:p>1893061</text:p>
          </table:table-cell>
          <table:table-cell office:value-type="float" office:value="1734" calcext:value-type="float">
            <text:p>1734</text:p>
          </table:table-cell>
          <table:table-cell office:value-type="float" office:value="396.99309454" calcext:value-type="float">
            <text:p>396.99309454</text:p>
          </table:table-cell>
          <table:table-cell office:value-type="float" office:value="661.77467567" calcext:value-type="float">
            <text:p>661.77467567</text:p>
          </table:table-cell>
          <table:table-cell office:value-type="float" office:value="34791" calcext:value-type="float">
            <text:p>34791</text:p>
          </table:table-cell>
          <table:table-cell office:value-type="float" office:value="28379" calcext:value-type="float">
            <text:p>28379</text:p>
          </table:table-cell>
          <table:table-cell office:value-type="float" office:value="37630" calcext:value-type="float">
            <text:p>37630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ogs/parIEzQM.par</text:p>
          </table:table-cell>
          <table:table-cell office:value-type="float" office:value="715.8531" calcext:value-type="float">
            <text:p>715.853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013787" calcext:value-type="float">
            <text:p>3013787</text:p>
          </table:table-cell>
          <table:table-cell office:value-type="float" office:value="3070" calcext:value-type="float">
            <text:p>3070</text:p>
          </table:table-cell>
          <table:table-cell office:value-type="float" office:value="387.7657459" calcext:value-type="float">
            <text:p>387.7657459</text:p>
          </table:table-cell>
          <table:table-cell office:value-type="float" office:value="715.8531215" calcext:value-type="float">
            <text:p>715.8531215</text:p>
          </table:table-cell>
          <table:table-cell office:value-type="float" office:value="27242" calcext:value-type="float">
            <text:p>27242</text:p>
          </table:table-cell>
          <table:table-cell office:value-type="float" office:value="23009" calcext:value-type="float">
            <text:p>23009</text:p>
          </table:table-cell>
          <table:table-cell office:value-type="float" office:value="28119" calcext:value-type="float">
            <text:p>28119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ogs/parHuTca.par</text:p>
          </table:table-cell>
          <table:table-cell office:value-type="float" office:value="1216.0133" calcext:value-type="float">
            <text:p>1216.0133</text:p>
          </table:table-cell>
          <table:table-cell office:value-type="float" office:value="7200" calcext:value-type="float">
            <text:p>7200</text:p>
          </table:table-cell>
          <table:table-cell office:value-type="float" office:value="7223182" calcext:value-type="float">
            <text:p>7223182</text:p>
          </table:table-cell>
          <table:table-cell office:value-type="float" office:value="9253" calcext:value-type="float">
            <text:p>9253</text:p>
          </table:table-cell>
          <table:table-cell office:value-type="float" office:value="479.21811011" calcext:value-type="float">
            <text:p>479.21811011</text:p>
          </table:table-cell>
          <table:table-cell office:value-type="float" office:value="1210.1598074" calcext:value-type="float">
            <text:p>1210.1598074</text:p>
          </table:table-cell>
          <table:table-cell office:value-type="float" office:value="21975" calcext:value-type="float">
            <text:p>21975</text:p>
          </table:table-cell>
          <table:table-cell office:value-type="float" office:value="18509" calcext:value-type="float">
            <text:p>18509</text:p>
          </table:table-cell>
          <table:table-cell office:value-type="float" office:value="21492" calcext:value-type="float">
            <text:p>21492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logs/par0DAX7.par</text:p>
          </table:table-cell>
          <table:table-cell office:value-type="float" office:value="1375.2754" calcext:value-type="float">
            <text:p>1375.275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90158" calcext:value-type="float">
            <text:p>1090158</text:p>
          </table:table-cell>
          <table:table-cell office:value-type="float" office:value="1055" calcext:value-type="float">
            <text:p>1055</text:p>
          </table:table-cell>
          <table:table-cell office:value-type="float" office:value="422.28392073" calcext:value-type="float">
            <text:p>422.28392073</text:p>
          </table:table-cell>
          <table:table-cell office:value-type="float" office:value="1375.2753867" calcext:value-type="float">
            <text:p>1375.2753867</text:p>
          </table:table-cell>
          <table:table-cell office:value-type="float" office:value="65994" calcext:value-type="float">
            <text:p>65994</text:p>
          </table:table-cell>
          <table:table-cell office:value-type="float" office:value="54398" calcext:value-type="float">
            <text:p>54398</text:p>
          </table:table-cell>
          <table:table-cell office:value-type="float" office:value="81503" calcext:value-type="float">
            <text:p>81503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logs/parJxyt4.par</text:p>
          </table:table-cell>
          <table:table-cell office:value-type="float" office:value="904.9974" calcext:value-type="float">
            <text:p>904.997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96172" calcext:value-type="float">
            <text:p>496172</text:p>
          </table:table-cell>
          <table:table-cell office:value-type="float" office:value="764" calcext:value-type="float">
            <text:p>764</text:p>
          </table:table-cell>
          <table:table-cell office:value-type="float" office:value="427.14561414" calcext:value-type="float">
            <text:p>427.14561414</text:p>
          </table:table-cell>
          <table:table-cell office:value-type="float" office:value="904.99735" calcext:value-type="float">
            <text:p>904.99735</text:p>
          </table:table-cell>
          <table:table-cell office:value-type="float" office:value="63201" calcext:value-type="float">
            <text:p>63201</text:p>
          </table:table-cell>
          <table:table-cell office:value-type="float" office:value="52118" calcext:value-type="float">
            <text:p>52118</text:p>
          </table:table-cell>
          <table:table-cell office:value-type="float" office:value="77970" calcext:value-type="float">
            <text:p>77970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logs/parw_vVt.par</text:p>
          </table:table-cell>
          <table:table-cell office:value-type="float" office:value="818.185" calcext:value-type="float">
            <text:p>818.18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966726" calcext:value-type="float">
            <text:p>966726</text:p>
          </table:table-cell>
          <table:table-cell office:value-type="float" office:value="767" calcext:value-type="float">
            <text:p>767</text:p>
          </table:table-cell>
          <table:table-cell office:value-type="float" office:value="448.02948337" calcext:value-type="float">
            <text:p>448.02948337</text:p>
          </table:table-cell>
          <table:table-cell office:value-type="float" office:value="818.18502667" calcext:value-type="float">
            <text:p>818.18502667</text:p>
          </table:table-cell>
          <table:table-cell office:value-type="float" office:value="63571" calcext:value-type="float">
            <text:p>63571</text:p>
          </table:table-cell>
          <table:table-cell office:value-type="float" office:value="52381" calcext:value-type="float">
            <text:p>52381</text:p>
          </table:table-cell>
          <table:table-cell office:value-type="float" office:value="76531" calcext:value-type="float">
            <text:p>76531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ogs/parUym2S.par</text:p>
          </table:table-cell>
          <table:table-cell office:value-type="float" office:value="732.726" calcext:value-type="float">
            <text:p>732.72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31871" calcext:value-type="float">
            <text:p>431871</text:p>
          </table:table-cell>
          <table:table-cell office:value-type="float" office:value="691" calcext:value-type="float">
            <text:p>691</text:p>
          </table:table-cell>
          <table:table-cell office:value-type="float" office:value="398.23572371" calcext:value-type="float">
            <text:p>398.23572371</text:p>
          </table:table-cell>
          <table:table-cell office:value-type="float" office:value="732.72603333" calcext:value-type="float">
            <text:p>732.72603333</text:p>
          </table:table-cell>
          <table:table-cell office:value-type="float" office:value="74154" calcext:value-type="float">
            <text:p>74154</text:p>
          </table:table-cell>
          <table:table-cell office:value-type="float" office:value="60928" calcext:value-type="float">
            <text:p>60928</text:p>
          </table:table-cell>
          <table:table-cell office:value-type="float" office:value="90416" calcext:value-type="float">
            <text:p>90416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logs/parjPSMN.par</text:p>
          </table:table-cell>
          <table:table-cell office:value-type="float" office:value="810.7035" calcext:value-type="float">
            <text:p>810.703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76745" calcext:value-type="float">
            <text:p>576745</text:p>
          </table:table-cell>
          <table:table-cell office:value-type="float" office:value="769" calcext:value-type="float">
            <text:p>769</text:p>
          </table:table-cell>
          <table:table-cell office:value-type="float" office:value="405.60824977" calcext:value-type="float">
            <text:p>405.60824977</text:p>
          </table:table-cell>
          <table:table-cell office:value-type="float" office:value="810.70346333" calcext:value-type="float">
            <text:p>810.70346333</text:p>
          </table:table-cell>
          <table:table-cell office:value-type="float" office:value="69246" calcext:value-type="float">
            <text:p>69246</text:p>
          </table:table-cell>
          <table:table-cell office:value-type="float" office:value="57702" calcext:value-type="float">
            <text:p>57702</text:p>
          </table:table-cell>
          <table:table-cell office:value-type="float" office:value="82731" calcext:value-type="float">
            <text:p>82731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logs/par1Lddm.par</text:p>
          </table:table-cell>
          <table:table-cell office:value-type="float" office:value="814.0202" calcext:value-type="float">
            <text:p>814.020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34869" calcext:value-type="float">
            <text:p>434869</text:p>
          </table:table-cell>
          <table:table-cell office:value-type="float" office:value="633" calcext:value-type="float">
            <text:p>633</text:p>
          </table:table-cell>
          <table:table-cell office:value-type="float" office:value="407.71203246" calcext:value-type="float">
            <text:p>407.71203246</text:p>
          </table:table-cell>
          <table:table-cell office:value-type="float" office:value="814.02021" calcext:value-type="float">
            <text:p>814.02021</text:p>
          </table:table-cell>
          <table:table-cell office:value-type="float" office:value="68785" calcext:value-type="float">
            <text:p>68785</text:p>
          </table:table-cell>
          <table:table-cell office:value-type="float" office:value="56896" calcext:value-type="float">
            <text:p>56896</text:p>
          </table:table-cell>
          <table:table-cell office:value-type="float" office:value="84422" calcext:value-type="float">
            <text:p>84422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logs/parDyYEA.par</text:p>
          </table:table-cell>
          <table:table-cell office:value-type="float" office:value="735.7689" calcext:value-type="float">
            <text:p>735.7689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48783" calcext:value-type="float">
            <text:p>848783</text:p>
          </table:table-cell>
          <table:table-cell office:value-type="float" office:value="1180" calcext:value-type="float">
            <text:p>1180</text:p>
          </table:table-cell>
          <table:table-cell office:value-type="float" office:value="387.31288908" calcext:value-type="float">
            <text:p>387.31288908</text:p>
          </table:table-cell>
          <table:table-cell office:value-type="float" office:value="735.76893" calcext:value-type="float">
            <text:p>735.76893</text:p>
          </table:table-cell>
          <table:table-cell office:value-type="float" office:value="78316" calcext:value-type="float">
            <text:p>78316</text:p>
          </table:table-cell>
          <table:table-cell office:value-type="float" office:value="64954" calcext:value-type="float">
            <text:p>64954</text:p>
          </table:table-cell>
          <table:table-cell office:value-type="float" office:value="98360" calcext:value-type="float">
            <text:p>98360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logs/parUa1eg.par</text:p>
          </table:table-cell>
          <table:table-cell office:value-type="float" office:value="761.7998" calcext:value-type="float">
            <text:p>761.799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86444" calcext:value-type="float">
            <text:p>286444</text:p>
          </table:table-cell>
          <table:table-cell office:value-type="float" office:value="608" calcext:value-type="float">
            <text:p>608</text:p>
          </table:table-cell>
          <table:table-cell office:value-type="float" office:value="426.93284639" calcext:value-type="float">
            <text:p>426.93284639</text:p>
          </table:table-cell>
          <table:table-cell office:value-type="float" office:value="761.79983667" calcext:value-type="float">
            <text:p>761.79983667</text:p>
          </table:table-cell>
          <table:table-cell office:value-type="float" office:value="66371" calcext:value-type="float">
            <text:p>66371</text:p>
          </table:table-cell>
          <table:table-cell office:value-type="float" office:value="53990" calcext:value-type="float">
            <text:p>53990</text:p>
          </table:table-cell>
          <table:table-cell office:value-type="float" office:value="79565" calcext:value-type="float">
            <text:p>79565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ogs/parv642f.par</text:p>
          </table:table-cell>
          <table:table-cell office:value-type="float" office:value="969.5604" calcext:value-type="float">
            <text:p>969.560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26882" calcext:value-type="float">
            <text:p>426882</text:p>
          </table:table-cell>
          <table:table-cell office:value-type="float" office:value="644" calcext:value-type="float">
            <text:p>644</text:p>
          </table:table-cell>
          <table:table-cell office:value-type="float" office:value="433.39951662" calcext:value-type="float">
            <text:p>433.39951662</text:p>
          </table:table-cell>
          <table:table-cell office:value-type="float" office:value="969.56043333" calcext:value-type="float">
            <text:p>969.56043333</text:p>
          </table:table-cell>
          <table:table-cell office:value-type="float" office:value="59105" calcext:value-type="float">
            <text:p>59105</text:p>
          </table:table-cell>
          <table:table-cell office:value-type="float" office:value="50153" calcext:value-type="float">
            <text:p>50153</text:p>
          </table:table-cell>
          <table:table-cell office:value-type="float" office:value="70446" calcext:value-type="float">
            <text:p>70446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logs/parZHF5Q.par</text:p>
          </table:table-cell>
          <table:table-cell office:value-type="float" office:value="867.1822" calcext:value-type="float">
            <text:p>867.1822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23961" calcext:value-type="float">
            <text:p>323961</text:p>
          </table:table-cell>
          <table:table-cell office:value-type="float" office:value="547" calcext:value-type="float">
            <text:p>547</text:p>
          </table:table-cell>
          <table:table-cell office:value-type="float" office:value="443.12421588" calcext:value-type="float">
            <text:p>443.12421588</text:p>
          </table:table-cell>
          <table:table-cell office:value-type="float" office:value="867.18218" calcext:value-type="float">
            <text:p>867.18218</text:p>
          </table:table-cell>
          <table:table-cell office:value-type="float" office:value="65545" calcext:value-type="float">
            <text:p>65545</text:p>
          </table:table-cell>
          <table:table-cell office:value-type="float" office:value="52635" calcext:value-type="float">
            <text:p>52635</text:p>
          </table:table-cell>
          <table:table-cell office:value-type="float" office:value="81032" calcext:value-type="float">
            <text:p>81032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logs/parVLmot.par</text:p>
          </table:table-cell>
          <table:table-cell office:value-type="float" office:value="1504.1153" calcext:value-type="float">
            <text:p>1504.1153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462341" calcext:value-type="float">
            <text:p>462341</text:p>
          </table:table-cell>
          <table:table-cell office:value-type="float" office:value="527" calcext:value-type="float">
            <text:p>527</text:p>
          </table:table-cell>
          <table:table-cell office:value-type="float" office:value="547.40838967" calcext:value-type="float">
            <text:p>547.40838967</text:p>
          </table:table-cell>
          <table:table-cell office:value-type="float" office:value="1504.1152867" calcext:value-type="float">
            <text:p>1504.1152867</text:p>
          </table:table-cell>
          <table:table-cell office:value-type="float" office:value="415439" calcext:value-type="float">
            <text:p>415439</text:p>
          </table:table-cell>
          <table:table-cell office:value-type="float" office:value="338619" calcext:value-type="float">
            <text:p>338619</text:p>
          </table:table-cell>
          <table:table-cell office:value-type="float" office:value="674276" calcext:value-type="float">
            <text:p>674276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logs/par0NOki.par</text:p>
          </table:table-cell>
          <table:table-cell office:value-type="float" office:value="1459.5231" calcext:value-type="float">
            <text:p>1459.5231</text:p>
          </table:table-cell>
          <table:table-cell office:value-type="float" office:value="7200.18" calcext:value-type="float">
            <text:p>7200.18</text:p>
          </table:table-cell>
          <table:table-cell office:value-type="float" office:value="241045" calcext:value-type="float">
            <text:p>241045</text:p>
          </table:table-cell>
          <table:table-cell office:value-type="float" office:value="490" calcext:value-type="float">
            <text:p>490</text:p>
          </table:table-cell>
          <table:table-cell office:value-type="float" office:value="536.97258522" calcext:value-type="float">
            <text:p>536.97258522</text:p>
          </table:table-cell>
          <table:table-cell office:value-type="float" office:value="1459.5230667" calcext:value-type="float">
            <text:p>1459.5230667</text:p>
          </table:table-cell>
          <table:table-cell office:value-type="float" office:value="435965" calcext:value-type="float">
            <text:p>435965</text:p>
          </table:table-cell>
          <table:table-cell office:value-type="float" office:value="356103" calcext:value-type="float">
            <text:p>356103</text:p>
          </table:table-cell>
          <table:table-cell office:value-type="float" office:value="722989" calcext:value-type="float">
            <text:p>722989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logs/par0RB9Y.par</text:p>
          </table:table-cell>
          <table:table-cell office:value-type="float" office:value="1327.8925" calcext:value-type="float">
            <text:p>1327.8925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319435" calcext:value-type="float">
            <text:p>319435</text:p>
          </table:table-cell>
          <table:table-cell office:value-type="float" office:value="480" calcext:value-type="float">
            <text:p>480</text:p>
          </table:table-cell>
          <table:table-cell office:value-type="float" office:value="545.30863456" calcext:value-type="float">
            <text:p>545.30863456</text:p>
          </table:table-cell>
          <table:table-cell office:value-type="float" office:value="1327.8925" calcext:value-type="float">
            <text:p>1327.8925</text:p>
          </table:table-cell>
          <table:table-cell office:value-type="float" office:value="419146" calcext:value-type="float">
            <text:p>419146</text:p>
          </table:table-cell>
          <table:table-cell office:value-type="float" office:value="342596" calcext:value-type="float">
            <text:p>342596</text:p>
          </table:table-cell>
          <table:table-cell office:value-type="float" office:value="682728" calcext:value-type="float">
            <text:p>682728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logs/pari3RGH.par</text:p>
          </table:table-cell>
          <table:table-cell office:value-type="float" office:value="1162.7688" calcext:value-type="float">
            <text:p>1162.7688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141308" calcext:value-type="float">
            <text:p>141308</text:p>
          </table:table-cell>
          <table:table-cell office:value-type="float" office:value="518" calcext:value-type="float">
            <text:p>518</text:p>
          </table:table-cell>
          <table:table-cell office:value-type="float" office:value="519.60049603" calcext:value-type="float">
            <text:p>519.60049603</text:p>
          </table:table-cell>
          <table:table-cell office:value-type="float" office:value="1162.76884" calcext:value-type="float">
            <text:p>1162.76884</text:p>
          </table:table-cell>
          <table:table-cell office:value-type="float" office:value="485489" calcext:value-type="float">
            <text:p>485489</text:p>
          </table:table-cell>
          <table:table-cell office:value-type="float" office:value="393956" calcext:value-type="float">
            <text:p>393956</text:p>
          </table:table-cell>
          <table:table-cell office:value-type="float" office:value="856620" calcext:value-type="float">
            <text:p>85662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ogs/pars7XH5.par</text:p>
          </table:table-cell>
          <table:table-cell office:value-type="float" office:value="1391.9313" calcext:value-type="float">
            <text:p>1391.9313</text:p>
          </table:table-cell>
          <table:table-cell office:value-type="float" office:value="7200.2" calcext:value-type="float">
            <text:p>7200.2</text:p>
          </table:table-cell>
          <table:table-cell office:value-type="float" office:value="232032" calcext:value-type="float">
            <text:p>232032</text:p>
          </table:table-cell>
          <table:table-cell office:value-type="float" office:value="505" calcext:value-type="float">
            <text:p>505</text:p>
          </table:table-cell>
          <table:table-cell office:value-type="float" office:value="531.80071663" calcext:value-type="float">
            <text:p>531.80071663</text:p>
          </table:table-cell>
          <table:table-cell office:value-type="float" office:value="1391.9313033" calcext:value-type="float">
            <text:p>1391.9313033</text:p>
          </table:table-cell>
          <table:table-cell office:value-type="float" office:value="484712" calcext:value-type="float">
            <text:p>484712</text:p>
          </table:table-cell>
          <table:table-cell office:value-type="float" office:value="391512" calcext:value-type="float">
            <text:p>391512</text:p>
          </table:table-cell>
          <table:table-cell office:value-type="float" office:value="824116" calcext:value-type="float">
            <text:p>824116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ogs/parTpFIp.par</text:p>
          </table:table-cell>
          <table:table-cell office:value-type="float" office:value="1441.2972" calcext:value-type="float">
            <text:p>1441.2972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248854" calcext:value-type="float">
            <text:p>248854</text:p>
          </table:table-cell>
          <table:table-cell office:value-type="float" office:value="510" calcext:value-type="float">
            <text:p>510</text:p>
          </table:table-cell>
          <table:table-cell office:value-type="float" office:value="508.74718179" calcext:value-type="float">
            <text:p>508.74718179</text:p>
          </table:table-cell>
          <table:table-cell office:value-type="float" office:value="1441.29719" calcext:value-type="float">
            <text:p>1441.29719</text:p>
          </table:table-cell>
          <table:table-cell office:value-type="float" office:value="364034" calcext:value-type="float">
            <text:p>364034</text:p>
          </table:table-cell>
          <table:table-cell office:value-type="float" office:value="302902" calcext:value-type="float">
            <text:p>302902</text:p>
          </table:table-cell>
          <table:table-cell office:value-type="float" office:value="582071" calcext:value-type="float">
            <text:p>58207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s/parXGxBo.par</text:p>
          </table:table-cell>
          <table:table-cell office:value-type="float" office:value="1177.9363" calcext:value-type="float">
            <text:p>1177.9363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234994" calcext:value-type="float">
            <text:p>234994</text:p>
          </table:table-cell>
          <table:table-cell office:value-type="float" office:value="533" calcext:value-type="float">
            <text:p>533</text:p>
          </table:table-cell>
          <table:table-cell office:value-type="float" office:value="507.81239997" calcext:value-type="float">
            <text:p>507.81239997</text:p>
          </table:table-cell>
          <table:table-cell office:value-type="float" office:value="1177.9363067" calcext:value-type="float">
            <text:p>1177.9363067</text:p>
          </table:table-cell>
          <table:table-cell office:value-type="float" office:value="519958" calcext:value-type="float">
            <text:p>519958</text:p>
          </table:table-cell>
          <table:table-cell office:value-type="float" office:value="424421" calcext:value-type="float">
            <text:p>424421</text:p>
          </table:table-cell>
          <table:table-cell office:value-type="float" office:value="895342" calcext:value-type="float">
            <text:p>895342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logs/parnvP0E.par</text:p>
          </table:table-cell>
          <table:table-cell office:value-type="float" office:value="1169.1811" calcext:value-type="float">
            <text:p>1169.1811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88421" calcext:value-type="float">
            <text:p>188421</text:p>
          </table:table-cell>
          <table:table-cell office:value-type="float" office:value="499" calcext:value-type="float">
            <text:p>499</text:p>
          </table:table-cell>
          <table:table-cell office:value-type="float" office:value="529.51887339" calcext:value-type="float">
            <text:p>529.51887339</text:p>
          </table:table-cell>
          <table:table-cell office:value-type="float" office:value="1169.18108" calcext:value-type="float">
            <text:p>1169.18108</text:p>
          </table:table-cell>
          <table:table-cell office:value-type="float" office:value="412330" calcext:value-type="float">
            <text:p>412330</text:p>
          </table:table-cell>
          <table:table-cell office:value-type="float" office:value="331897" calcext:value-type="float">
            <text:p>331897</text:p>
          </table:table-cell>
          <table:table-cell office:value-type="float" office:value="704680" calcext:value-type="float">
            <text:p>704680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logs/parl9oXH.par</text:p>
          </table:table-cell>
          <table:table-cell office:value-type="float" office:value="1346.6826" calcext:value-type="float">
            <text:p>1346.6826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222053" calcext:value-type="float">
            <text:p>222053</text:p>
          </table:table-cell>
          <table:table-cell office:value-type="float" office:value="512" calcext:value-type="float">
            <text:p>512</text:p>
          </table:table-cell>
          <table:table-cell office:value-type="float" office:value="538.31052223" calcext:value-type="float">
            <text:p>538.31052223</text:p>
          </table:table-cell>
          <table:table-cell office:value-type="float" office:value="1346.68256" calcext:value-type="float">
            <text:p>1346.68256</text:p>
          </table:table-cell>
          <table:table-cell office:value-type="float" office:value="437889" calcext:value-type="float">
            <text:p>437889</text:p>
          </table:table-cell>
          <table:table-cell office:value-type="float" office:value="354031" calcext:value-type="float">
            <text:p>354031</text:p>
          </table:table-cell>
          <table:table-cell office:value-type="float" office:value="760605" calcext:value-type="float">
            <text:p>760605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logs/parBshmH.par</text:p>
          </table:table-cell>
          <table:table-cell office:value-type="float" office:value="1470.0154" calcext:value-type="float">
            <text:p>1470.0154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78498" calcext:value-type="float">
            <text:p>378498</text:p>
          </table:table-cell>
          <table:table-cell office:value-type="float" office:value="491" calcext:value-type="float">
            <text:p>491</text:p>
          </table:table-cell>
          <table:table-cell office:value-type="float" office:value="539.73006187" calcext:value-type="float">
            <text:p>539.73006187</text:p>
          </table:table-cell>
          <table:table-cell office:value-type="float" office:value="1470.0153833" calcext:value-type="float">
            <text:p>1470.0153833</text:p>
          </table:table-cell>
          <table:table-cell office:value-type="float" office:value="480204" calcext:value-type="float">
            <text:p>480204</text:p>
          </table:table-cell>
          <table:table-cell office:value-type="float" office:value="388723" calcext:value-type="float">
            <text:p>388723</text:p>
          </table:table-cell>
          <table:table-cell office:value-type="float" office:value="806871" calcext:value-type="float">
            <text:p>806871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logs/partg60b.par</text:p>
          </table:table-cell>
          <table:table-cell office:value-type="float" office:value="2036.9794" calcext:value-type="float">
            <text:p>2036.9794</text:p>
          </table:table-cell>
          <table:table-cell office:value-type="float" office:value="7200.56" calcext:value-type="float">
            <text:p>7200.56</text:p>
          </table:table-cell>
          <table:table-cell office:value-type="float" office:value="277758" calcext:value-type="float">
            <text:p>277758</text:p>
          </table:table-cell>
          <table:table-cell office:value-type="float" office:value="443" calcext:value-type="float">
            <text:p>443</text:p>
          </table:table-cell>
          <table:table-cell office:value-type="float" office:value="579.48827986" calcext:value-type="float">
            <text:p>579.48827986</text:p>
          </table:table-cell>
          <table:table-cell office:value-type="float" office:value="2036.9793633" calcext:value-type="float">
            <text:p>2036.9793633</text:p>
          </table:table-cell>
          <table:table-cell office:value-type="float" office:value="1316360" calcext:value-type="float">
            <text:p>1316360</text:p>
          </table:table-cell>
          <table:table-cell office:value-type="float" office:value="1068000" calcext:value-type="float">
            <text:p>1068000</text:p>
          </table:table-cell>
          <table:table-cell office:value-type="float" office:value="2620577" calcext:value-type="float">
            <text:p>2620577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logs/parV0v9W.par</text:p>
          </table:table-cell>
          <table:table-cell office:value-type="float" office:value="2083.8907" calcext:value-type="float">
            <text:p>2083.8907</text:p>
          </table:table-cell>
          <table:table-cell office:value-type="float" office:value="7200.21" calcext:value-type="float">
            <text:p>7200.21</text:p>
          </table:table-cell>
          <table:table-cell office:value-type="float" office:value="148090" calcext:value-type="float">
            <text:p>148090</text:p>
          </table:table-cell>
          <table:table-cell office:value-type="float" office:value="504" calcext:value-type="float">
            <text:p>504</text:p>
          </table:table-cell>
          <table:table-cell office:value-type="float" office:value="602.84141107" calcext:value-type="float">
            <text:p>602.84141107</text:p>
          </table:table-cell>
          <table:table-cell office:value-type="float" office:value="2083.89072" calcext:value-type="float">
            <text:p>2083.89072</text:p>
          </table:table-cell>
          <table:table-cell office:value-type="float" office:value="1461905" calcext:value-type="float">
            <text:p>1461905</text:p>
          </table:table-cell>
          <table:table-cell office:value-type="float" office:value="1170650" calcext:value-type="float">
            <text:p>1170650</text:p>
          </table:table-cell>
          <table:table-cell office:value-type="float" office:value="3022244" calcext:value-type="float">
            <text:p>3022244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logs/parh6Tbv.par</text:p>
          </table:table-cell>
          <table:table-cell office:value-type="float" office:value="1608.1933" calcext:value-type="float">
            <text:p>1608.1933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222721" calcext:value-type="float">
            <text:p>222721</text:p>
          </table:table-cell>
          <table:table-cell office:value-type="float" office:value="214" calcext:value-type="float">
            <text:p>214</text:p>
          </table:table-cell>
          <table:table-cell office:value-type="float" office:value="593.18343578" calcext:value-type="float">
            <text:p>593.18343578</text:p>
          </table:table-cell>
          <table:table-cell office:value-type="float" office:value="1608.1932733" calcext:value-type="float">
            <text:p>1608.1932733</text:p>
          </table:table-cell>
          <table:table-cell office:value-type="float" office:value="1233612" calcext:value-type="float">
            <text:p>1233612</text:p>
          </table:table-cell>
          <table:table-cell office:value-type="float" office:value="998102" calcext:value-type="float">
            <text:p>998102</text:p>
          </table:table-cell>
          <table:table-cell office:value-type="float" office:value="2450029" calcext:value-type="float">
            <text:p>2450029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logs/par9aRnd.par</text:p>
          </table:table-cell>
          <table:table-cell office:value-type="float" office:value="1722.9622" calcext:value-type="float">
            <text:p>1722.9622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65789" calcext:value-type="float">
            <text:p>165789</text:p>
          </table:table-cell>
          <table:table-cell office:value-type="float" office:value="941" calcext:value-type="float">
            <text:p>941</text:p>
          </table:table-cell>
          <table:table-cell office:value-type="float" office:value="589.6646494" calcext:value-type="float">
            <text:p>589.6646494</text:p>
          </table:table-cell>
          <table:table-cell office:value-type="float" office:value="1722.9622367" calcext:value-type="float">
            <text:p>1722.9622367</text:p>
          </table:table-cell>
          <table:table-cell office:value-type="float" office:value="1442855" calcext:value-type="float">
            <text:p>1442855</text:p>
          </table:table-cell>
          <table:table-cell office:value-type="float" office:value="1151044" calcext:value-type="float">
            <text:p>1151044</text:p>
          </table:table-cell>
          <table:table-cell office:value-type="float" office:value="3042685" calcext:value-type="float">
            <text:p>3042685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logs/par5nKWf.par</text:p>
          </table:table-cell>
          <table:table-cell office:value-type="float" office:value="1809.7838" calcext:value-type="float">
            <text:p>1809.7838</text:p>
          </table:table-cell>
          <table:table-cell office:value-type="float" office:value="7200.67" calcext:value-type="float">
            <text:p>7200.67</text:p>
          </table:table-cell>
          <table:table-cell office:value-type="float" office:value="165047" calcext:value-type="float">
            <text:p>165047</text:p>
          </table:table-cell>
          <table:table-cell office:value-type="float" office:value="83" calcext:value-type="float">
            <text:p>83</text:p>
          </table:table-cell>
          <table:table-cell office:value-type="float" office:value="613.69758244" calcext:value-type="float">
            <text:p>613.69758244</text:p>
          </table:table-cell>
          <table:table-cell office:value-type="float" office:value="1809.7837767" calcext:value-type="float">
            <text:p>1809.7837767</text:p>
          </table:table-cell>
          <table:table-cell office:value-type="float" office:value="1287136" calcext:value-type="float">
            <text:p>1287136</text:p>
          </table:table-cell>
          <table:table-cell office:value-type="float" office:value="1036475" calcext:value-type="float">
            <text:p>1036475</text:p>
          </table:table-cell>
          <table:table-cell office:value-type="float" office:value="2513509" calcext:value-type="float">
            <text:p>2513509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logs/parPolrZ.par</text:p>
          </table:table-cell>
          <table:table-cell office:value-type="float" office:value="1949.1449" calcext:value-type="float">
            <text:p>1949.1449</text:p>
          </table:table-cell>
          <table:table-cell office:value-type="float" office:value="7201.37" calcext:value-type="float">
            <text:p>7201.37</text:p>
          </table:table-cell>
          <table:table-cell office:value-type="float" office:value="299776" calcext:value-type="float">
            <text:p>299776</text:p>
          </table:table-cell>
          <table:table-cell office:value-type="float" office:value="360" calcext:value-type="float">
            <text:p>360</text:p>
          </table:table-cell>
          <table:table-cell office:value-type="float" office:value="580.93373979" calcext:value-type="float">
            <text:p>580.93373979</text:p>
          </table:table-cell>
          <table:table-cell office:value-type="float" office:value="1949.1449467" calcext:value-type="float">
            <text:p>1949.1449467</text:p>
          </table:table-cell>
          <table:table-cell office:value-type="float" office:value="1489386" calcext:value-type="float">
            <text:p>1489386</text:p>
          </table:table-cell>
          <table:table-cell office:value-type="float" office:value="1177883" calcext:value-type="float">
            <text:p>1177883</text:p>
          </table:table-cell>
          <table:table-cell office:value-type="float" office:value="3213462" calcext:value-type="float">
            <text:p>3213462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logs/par9soJo.par</text:p>
          </table:table-cell>
          <table:table-cell office:value-type="float" office:value="1777.5384" calcext:value-type="float">
            <text:p>1777.5384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155394" calcext:value-type="float">
            <text:p>155394</text:p>
          </table:table-cell>
          <table:table-cell office:value-type="float" office:value="525" calcext:value-type="float">
            <text:p>525</text:p>
          </table:table-cell>
          <table:table-cell office:value-type="float" office:value="605.02649639" calcext:value-type="float">
            <text:p>605.02649639</text:p>
          </table:table-cell>
          <table:table-cell office:value-type="float" office:value="1777.5384267" calcext:value-type="float">
            <text:p>1777.5384267</text:p>
          </table:table-cell>
          <table:table-cell office:value-type="float" office:value="1280072" calcext:value-type="float">
            <text:p>1280072</text:p>
          </table:table-cell>
          <table:table-cell office:value-type="float" office:value="1049769" calcext:value-type="float">
            <text:p>1049769</text:p>
          </table:table-cell>
          <table:table-cell office:value-type="float" office:value="2551090" calcext:value-type="float">
            <text:p>2551090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logs/parpwZf3.par</text:p>
          </table:table-cell>
          <table:table-cell office:value-type="float" office:value="1754.2039" calcext:value-type="float">
            <text:p>1754.2039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63313" calcext:value-type="float">
            <text:p>163313</text:p>
          </table:table-cell>
          <table:table-cell office:value-type="float" office:value="486" calcext:value-type="float">
            <text:p>486</text:p>
          </table:table-cell>
          <table:table-cell office:value-type="float" office:value="618.84345632" calcext:value-type="float">
            <text:p>618.84345632</text:p>
          </table:table-cell>
          <table:table-cell office:value-type="float" office:value="1754.2038867" calcext:value-type="float">
            <text:p>1754.2038867</text:p>
          </table:table-cell>
          <table:table-cell office:value-type="float" office:value="1229685" calcext:value-type="float">
            <text:p>1229685</text:p>
          </table:table-cell>
          <table:table-cell office:value-type="float" office:value="1001137" calcext:value-type="float">
            <text:p>1001137</text:p>
          </table:table-cell>
          <table:table-cell office:value-type="float" office:value="2467870" calcext:value-type="float">
            <text:p>2467870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logs/par3s5LM.par</text:p>
          </table:table-cell>
          <table:table-cell office:value-type="float" office:value="2120.5099" calcext:value-type="float">
            <text:p>2120.5099</text:p>
          </table:table-cell>
          <table:table-cell office:value-type="float" office:value="7202.24" calcext:value-type="float">
            <text:p>7202.24</text:p>
          </table:table-cell>
          <table:table-cell office:value-type="float" office:value="176958" calcext:value-type="float">
            <text:p>176958</text:p>
          </table:table-cell>
          <table:table-cell office:value-type="float" office:value="100" calcext:value-type="float">
            <text:p>100</text:p>
          </table:table-cell>
          <table:table-cell office:value-type="float" office:value="630.22042665" calcext:value-type="float">
            <text:p>630.22042665</text:p>
          </table:table-cell>
          <table:table-cell office:value-type="float" office:value="2120.5099167" calcext:value-type="float">
            <text:p>2120.5099167</text:p>
          </table:table-cell>
          <table:table-cell office:value-type="float" office:value="1240580" calcext:value-type="float">
            <text:p>1240580</text:p>
          </table:table-cell>
          <table:table-cell office:value-type="float" office:value="989738" calcext:value-type="float">
            <text:p>989738</text:p>
          </table:table-cell>
          <table:table-cell office:value-type="float" office:value="2551844" calcext:value-type="float">
            <text:p>2551844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ogs/part9LfC.par</text:p>
          </table:table-cell>
          <table:table-cell office:value-type="float" office:value="2022.2559" calcext:value-type="float">
            <text:p>2022.2559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137094" calcext:value-type="float">
            <text:p>137094</text:p>
          </table:table-cell>
          <table:table-cell office:value-type="float" office:value="42" calcext:value-type="float">
            <text:p>42</text:p>
          </table:table-cell>
          <table:table-cell office:value-type="float" office:value="617.57667548" calcext:value-type="float">
            <text:p>617.57667548</text:p>
          </table:table-cell>
          <table:table-cell office:value-type="float" office:value="2022.2559333" calcext:value-type="float">
            <text:p>2022.2559333</text:p>
          </table:table-cell>
          <table:table-cell office:value-type="float" office:value="1192978" calcext:value-type="float">
            <text:p>1192978</text:p>
          </table:table-cell>
          <table:table-cell office:value-type="float" office:value="959127" calcext:value-type="float">
            <text:p>959127</text:p>
          </table:table-cell>
          <table:table-cell office:value-type="float" office:value="2319779" calcext:value-type="float">
            <text:p>2319779</text:p>
          </table:table-cell>
        </table:table-row>
      </table:table>
      <table:table table:name="lb (means)" table:style-name="ta1">
        <table:table-column table:style-name="co2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2" table:number-columns-repeated="3" table:default-cell-style-name="ce1"/>
        <table:table-column table:style-name="co2" table:default-cell-style-name="ce3"/>
        <table:table-column table:style-name="co2" table:default-cell-style-name="Default"/>
        <table:table-column table:style-name="co7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nzz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est.boun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nodes</text:p>
          </table:table-cell>
          <table:table-cell/>
          <table:table-cell office:value-type="string" calcext:value-type="string">
            <text:p>Mankowska BB</text:p>
          </table:table-cell>
          <table:table-cell office:value-type="string" calcext:value-type="string">
            <text:p>Increase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26.9779" calcext:value-type="float">
            <text:p>227.0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  <table:table-cell office:value-type="float" office:value="0.06" calcext:value-type="float">
            <text:p>0.06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218.19855033" calcext:value-type="float">
            <text:p>218.2</text:p>
          </table:table-cell>
          <table:table-cell table:formula="of:=([.H2]-[.I2])/[.H2]*100" office:value-type="float" office:value="0" calcext:value-type="float">
            <text:p>0.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18.2" calcext:value-type="float">
            <text:p>218.2</text:p>
          </table:table-cell>
          <table:table-cell table:formula="of:=([.I2]-[.M2])/[.M2] * 100" office:value-type="float" office:value="-0.00066437671860656" calcext:value-type="float">
            <text:p>0.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46.6262" calcext:value-type="float">
            <text:p>246.6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0.13" calcext:value-type="float">
            <text:p>0.13</text:p>
          </table:table-cell>
          <table:table-cell office:value-type="float" office:value="2583" calcext:value-type="float">
            <text:p>2583</text:p>
          </table:table-cell>
          <table:table-cell table:number-columns-repeated="2" office:value-type="float" office:value="246.62617517" calcext:value-type="float">
            <text:p>246.6</text:p>
          </table:table-cell>
          <table:table-cell table:formula="of:=([.H3]-[.I3])/[.H3]*100" office:value-type="float" office:value="0" calcext:value-type="float">
            <text:p>0.0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246.6" calcext:value-type="float">
            <text:p>246.6</text:p>
          </table:table-cell>
          <table:table-cell table:formula="of:=([.I3]-[.M3])/[.M3] * 100" office:value-type="float" office:value="0.0106144241687008" calcext:value-type="float">
            <text:p>0.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305.8596" calcext:value-type="float">
            <text:p>305.9</text:p>
          </table:table-cell>
          <table:table-cell office:value-type="float" office:value="162" calcext:value-type="float">
            <text:p>162</text:p>
          </table:table-cell>
          <table:table-cell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  <table:table-cell office:value-type="float" office:value="0.85" calcext:value-type="float">
            <text:p>0.85</text:p>
          </table:table-cell>
          <table:table-cell office:value-type="float" office:value="16312" calcext:value-type="float">
            <text:p>16312</text:p>
          </table:table-cell>
          <table:table-cell table:number-columns-repeated="2" office:value-type="float" office:value="305.859574" calcext:value-type="float">
            <text:p>305.9</text:p>
          </table:table-cell>
          <table:table-cell table:formula="of:=([.H4]-[.I4])/[.H4]*100" office:value-type="float" office:value="0" calcext:value-type="float">
            <text:p>0.0</text:p>
          </table:table-cell>
          <table:table-cell office:value-type="float" office:value="2104" calcext:value-type="float">
            <text:p>2,104</text:p>
          </table:table-cell>
          <table:table-cell/>
          <table:table-cell office:value-type="float" office:value="305.8" calcext:value-type="float">
            <text:p>305.8</text:p>
          </table:table-cell>
          <table:table-cell table:formula="of:=([.I4]-[.M4])/[.M4] * 100" office:value-type="float" office:value="0.0194813603662517" calcext:value-type="float">
            <text:p>0.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86.8969" calcext:value-type="float">
            <text:p>186.9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office:value-type="float" office:value="0.83" calcext:value-type="float">
            <text:p>0.83</text:p>
          </table:table-cell>
          <table:table-cell office:value-type="float" office:value="17897" calcext:value-type="float">
            <text:p>17897</text:p>
          </table:table-cell>
          <table:table-cell office:value-type="float" office:value="186.8969446" calcext:value-type="float">
            <text:p>186.9</text:p>
          </table:table-cell>
          <table:table-cell office:value-type="float" office:value="186.89366623" calcext:value-type="float">
            <text:p>186.9</text:p>
          </table:table-cell>
          <table:table-cell table:formula="of:=([.H5]-[.I5])/[.H5]*100" office:value-type="float" office:value="0.0017541057222847" calcext:value-type="float">
            <text:p>0.0</text:p>
          </table:table-cell>
          <table:table-cell office:value-type="float" office:value="2130" calcext:value-type="float">
            <text:p>2,130</text:p>
          </table:table-cell>
          <table:table-cell/>
          <table:table-cell office:value-type="float" office:value="186.9" calcext:value-type="float">
            <text:p>186.9</text:p>
          </table:table-cell>
          <table:table-cell table:formula="of:=([.I5]-[.M5])/[.M5] * 100" office:value-type="float" office:value="-0.00338885500267399" calcext:value-type="float">
            <text:p>0.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91.9723" calcext:value-type="float">
            <text:p>192.0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  <table:table-cell office:value-type="float" office:value="0.16" calcext:value-type="float">
            <text:p>0.16</text:p>
          </table:table-cell>
          <table:table-cell office:value-type="float" office:value="2815" calcext:value-type="float">
            <text:p>2815</text:p>
          </table:table-cell>
          <table:table-cell office:value-type="float" office:value="189.543179" calcext:value-type="float">
            <text:p>189.5</text:p>
          </table:table-cell>
          <table:table-cell office:value-type="float" office:value="189.53081565" calcext:value-type="float">
            <text:p>189.5</text:p>
          </table:table-cell>
          <table:table-cell table:formula="of:=([.H6]-[.I6])/[.H6]*100" office:value-type="float" office:value="0.00652270900237213" calcext:value-type="float">
            <text:p>0.0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189.5" calcext:value-type="float">
            <text:p>189.5</text:p>
          </table:table-cell>
          <table:table-cell table:formula="of:=([.I6]-[.M6])/[.M6] * 100" office:value-type="float" office:value="0.016261556728229" calcext:value-type="float">
            <text:p>0.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200.1257" calcext:value-type="float">
            <text:p>200.1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0.08" calcext:value-type="float">
            <text:p>0.08</text:p>
          </table:table-cell>
          <table:table-cell office:value-type="float" office:value="1326" calcext:value-type="float">
            <text:p>1326</text:p>
          </table:table-cell>
          <table:table-cell table:number-columns-repeated="2" office:value-type="float" office:value="200.0991589" calcext:value-type="float">
            <text:p>200.1</text:p>
          </table:table-cell>
          <table:table-cell table:formula="of:=([.H7]-[.I7])/[.H7]*100" office:value-type="float" office:value="0" calcext:value-type="float">
            <text:p>0.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200.1" calcext:value-type="float">
            <text:p>200.1</text:p>
          </table:table-cell>
          <table:table-cell table:formula="of:=([.I7]-[.M7])/[.M7] * 100" office:value-type="float" office:value="-0.000420339830086142" calcext:value-type="float">
            <text:p>0.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225.3685" calcext:value-type="float">
            <text:p>225.4</text:p>
          </table:table-cell>
          <table:table-cell office:value-type="float" office:value="160" calcext:value-type="float">
            <text:p>160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office:value-type="float" office:value="0.11" calcext:value-type="float">
            <text:p>0.11</text:p>
          </table:table-cell>
          <table:table-cell office:value-type="float" office:value="1235" calcext:value-type="float">
            <text:p>1235</text:p>
          </table:table-cell>
          <table:table-cell table:number-columns-repeated="2" office:value-type="float" office:value="225.36852533" calcext:value-type="float">
            <text:p>225.4</text:p>
          </table:table-cell>
          <table:table-cell table:formula="of:=([.H8]-[.I8])/[.H8]*100" office:value-type="float" office:value="0" calcext:value-type="float">
            <text:p>0.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25.4" calcext:value-type="float">
            <text:p>225.4</text:p>
          </table:table-cell>
          <table:table-cell table:formula="of:=([.I8]-[.M8])/[.M8] * 100" office:value-type="float" office:value="-0.013963917480033" calcext:value-type="float">
            <text:p>0.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232.0488" calcext:value-type="float">
            <text:p>232.0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59" calcext:value-type="float">
            <text:p>59</text:p>
          </table:table-cell>
          <table:table-cell office:value-type="float" office:value="0.07" calcext:value-type="float">
            <text:p>0.07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232.04877757" calcext:value-type="float">
            <text:p>232.0</text:p>
          </table:table-cell>
          <table:table-cell table:formula="of:=([.H9]-[.I9])/[.H9]*100" office:value-type="float" office:value="0" calcext:value-type="float">
            <text:p>0.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32" calcext:value-type="float">
            <text:p>232.0</text:p>
          </table:table-cell>
          <table:table-cell table:formula="of:=([.I9]-[.M9])/[.M9] * 100" office:value-type="float" office:value="0.0210248146551718" calcext:value-type="float">
            <text:p>0.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234.2109" calcext:value-type="float">
            <text:p>234.2</text:p>
          </table:table-cell>
          <table:table-cell office:value-type="float" office:value="243" calcext:value-type="float">
            <text:p>243</text:p>
          </table:table-cell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.21" calcext:value-type="float">
            <text:p>1.21</text:p>
          </table:table-cell>
          <table:table-cell office:value-type="float" office:value="25170" calcext:value-type="float">
            <text:p>25170</text:p>
          </table:table-cell>
          <table:table-cell table:number-columns-repeated="2" office:value-type="float" office:value="222.29502767" calcext:value-type="float">
            <text:p>222.3</text:p>
          </table:table-cell>
          <table:table-cell table:formula="of:=([.H10]-[.I10])/[.H10]*100" office:value-type="float" office:value="0" calcext:value-type="float">
            <text:p>0.0</text:p>
          </table:table-cell>
          <table:table-cell office:value-type="float" office:value="2001" calcext:value-type="float">
            <text:p>2,001</text:p>
          </table:table-cell>
          <table:table-cell/>
          <table:table-cell office:value-type="float" office:value="222.3" calcext:value-type="float">
            <text:p>222.3</text:p>
          </table:table-cell>
          <table:table-cell table:formula="of:=([.I10]-[.M10])/[.M10] * 100" office:value-type="float" office:value="-0.00223676563203567" calcext:value-type="float">
            <text:p>0.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225.006" calcext:value-type="float">
            <text:p>225.0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0.11" calcext:value-type="float">
            <text:p>0.1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25.00599533" calcext:value-type="float">
            <text:p>225.0</text:p>
          </table:table-cell>
          <table:table-cell table:formula="of:=([.H11]-[.I11])/[.H11]*100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.0</text:p>
          </table:table-cell>
          <table:table-cell table:formula="of:=([.I11]-[.M11])/[.M11] * 100" office:value-type="float" office:value="0.00266459111110685" calcext:value-type="float">
            <text:p>0.0</text:p>
          </table:table-cell>
        </table:table-row>
        <table:table-row table:style-name="ro1">
          <table:table-cell/>
          <table:table-cell table:style-name="ce2" table:formula="of:=AVERAGE([.B2:.B11])" office:value-type="float" office:value="227.50928" calcext:value-type="float">
            <text:p>227.5</text:p>
          </table:table-cell>
          <table:table-cell table:style-name="ce2" table:formula="of:=AVERAGE([.C2:.C11])" office:value-type="float" office:value="159" calcext:value-type="float">
            <text:p>159.0</text:p>
          </table:table-cell>
          <table:table-cell table:style-name="ce2" table:formula="of:=AVERAGE([.D2:.D11])" office:value-type="float" office:value="140.9" calcext:value-type="float">
            <text:p>140.9</text:p>
          </table:table-cell>
          <table:table-cell table:style-name="ce2" table:formula="of:=AVERAGE([.E2:.E11])" office:value-type="float" office:value="72.4" calcext:value-type="float">
            <text:p>72.4</text:p>
          </table:table-cell>
          <table:table-cell table:style-name="ce2" table:formula="of:=AVERAGE([.F2:.F11])" office:value-type="float" office:value="0.361" calcext:value-type="float">
            <text:p>0.4</text:p>
          </table:table-cell>
          <table:table-cell table:style-name="ce2" table:formula="of:=AVERAGE([.G2:.G11])" office:value-type="float" office:value="6880.7" calcext:value-type="float">
            <text:p>6880.7</text:p>
          </table:table-cell>
          <table:table-cell table:style-name="ce2" table:formula="of:=AVERAGE([.H2:.H11])" office:value-type="float" office:value="225.19419079" calcext:value-type="float">
            <text:p>225.2</text:p>
          </table:table-cell>
          <table:table-cell table:style-name="ce2" table:formula="of:=AVERAGE([.I2:.I11])" office:value-type="float" office:value="225.192626618" calcext:value-type="float">
            <text:p>225.2</text:p>
          </table:table-cell>
          <table:table-cell table:style-name="ce2" table:formula="of:=AVERAGE([.J2:.J11])" office:value-type="float" office:value="0.000827681472465683" calcext:value-type="float">
            <text:p>0.0</text:p>
          </table:table-cell>
          <table:table-cell table:style-name="ce2" table:formula="of:=AVERAGE([.K2:.K11])" office:value-type="float" office:value="802.9" calcext:value-type="float">
            <text:p>802.9</text:p>
          </table:table-cell>
          <table:table-cell/>
          <table:table-cell office:value-type="float" office:value="225.18" calcext:value-type="float">
            <text:p>225.2</text:p>
          </table:table-cell>
          <table:table-cell table:formula="of:=([.I12]-[.M12])/[.M12] * 100" office:value-type="float" office:value="0.00560734434675059" calcext:value-type="float">
            <text:p>0.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428.5836" calcext:value-type="float">
            <text:p>428.6</text:p>
          </table:table-cell>
          <table:table-cell office:value-type="float" office:value="1373" calcext:value-type="float">
            <text:p>1373</text:p>
          </table:table-cell>
          <table:table-cell office:value-type="float" office:value="1122" calcext:value-type="float">
            <text:p>1122</text:p>
          </table:table-cell>
          <table:table-cell office:value-type="float" office:value="894" calcext:value-type="float">
            <text:p>894</text:p>
          </table:table-cell>
          <table:table-cell office:value-type="float" office:value="7200" calcext:value-type="float">
            <text:p>7200</text:p>
          </table:table-cell>
          <table:table-cell office:value-type="float" office:value="64453588" calcext:value-type="float">
            <text:p>64453588</text:p>
          </table:table-cell>
          <table:table-cell office:value-type="float" office:value="428.09667333" calcext:value-type="float">
            <text:p>428.1</text:p>
          </table:table-cell>
          <table:table-cell office:value-type="float" office:value="420.48172802" calcext:value-type="float">
            <text:p>420.5</text:p>
          </table:table-cell>
          <table:table-cell table:formula="of:=([.H13]-[.I13])/[.H13]*100" office:value-type="float" office:value="1.77879104987344" calcext:value-type="float">
            <text:p>1.8</text:p>
          </table:table-cell>
          <table:table-cell office:value-type="float" office:value="3178469" calcext:value-type="float">
            <text:p>3,178,469</text:p>
          </table:table-cell>
          <table:table-cell/>
          <table:table-cell office:value-type="float" office:value="378.7" calcext:value-type="float">
            <text:p>378.7</text:p>
          </table:table-cell>
          <table:table-cell table:formula="of:=([.I13]-[.M13])/[.M13] * 100" office:value-type="float" office:value="11.0329358383945" calcext:value-type="float">
            <text:p>11.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83.6299" calcext:value-type="float">
            <text:p>483.6</text:p>
          </table:table-cell>
          <table:table-cell office:value-type="float" office:value="952" calcext:value-type="float">
            <text:p>952</text:p>
          </table:table-cell>
          <table:table-cell office:value-type="float" office:value="749" calcext:value-type="float">
            <text:p>749</text:p>
          </table:table-cell>
          <table:table-cell office:value-type="float" office:value="590" calcext:value-type="float">
            <text:p>590</text:p>
          </table:table-cell>
          <table:table-cell office:value-type="float" office:value="1676.03" calcext:value-type="float">
            <text:p>1676.03</text:p>
          </table:table-cell>
          <table:table-cell office:value-type="float" office:value="19520610" calcext:value-type="float">
            <text:p>19520610</text:p>
          </table:table-cell>
          <table:table-cell office:value-type="float" office:value="476.0489371" calcext:value-type="float">
            <text:p>476.0</text:p>
          </table:table-cell>
          <table:table-cell office:value-type="float" office:value="476.00133589" calcext:value-type="float">
            <text:p>476.0</text:p>
          </table:table-cell>
          <table:table-cell table:formula="of:=([.H14]-[.I14])/[.H14]*100" office:value-type="float" office:value="0.00999922619089534" calcext:value-type="float">
            <text:p>0.0</text:p>
          </table:table-cell>
          <table:table-cell office:value-type="float" office:value="1035325" calcext:value-type="float">
            <text:p>1,035,325</text:p>
          </table:table-cell>
          <table:table-cell/>
          <table:table-cell office:value-type="float" office:value="427.9" calcext:value-type="float">
            <text:p>427.9</text:p>
          </table:table-cell>
          <table:table-cell table:formula="of:=([.I14]-[.M14])/[.M14] * 100" office:value-type="float" office:value="11.2412563426034" calcext:value-type="float">
            <text:p>11.2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402.7971" calcext:value-type="float">
            <text:p>402.8</text:p>
          </table:table-cell>
          <table:table-cell office:value-type="float" office:value="1400" calcext:value-type="float">
            <text:p>1400</text:p>
          </table:table-cell>
          <table:table-cell office:value-type="float" office:value="1172" calcext:value-type="float">
            <text:p>1172</text:p>
          </table:table-cell>
          <table:table-cell office:value-type="float" office:value="919" calcext:value-type="float">
            <text:p>919</text:p>
          </table:table-cell>
          <table:table-cell office:value-type="float" office:value="7200" calcext:value-type="float">
            <text:p>7200</text:p>
          </table:table-cell>
          <table:table-cell office:value-type="float" office:value="70956802" calcext:value-type="float">
            <text:p>70956802</text:p>
          </table:table-cell>
          <table:table-cell office:value-type="float" office:value="399.0918764" calcext:value-type="float">
            <text:p>399.1</text:p>
          </table:table-cell>
          <table:table-cell office:value-type="float" office:value="337.61071105" calcext:value-type="float">
            <text:p>337.6</text:p>
          </table:table-cell>
          <table:table-cell table:formula="of:=([.H15]-[.I15])/[.H15]*100" office:value-type="float" office:value="15.4052660516645" calcext:value-type="float">
            <text:p>15.4</text:p>
          </table:table-cell>
          <table:table-cell office:value-type="float" office:value="1669625" calcext:value-type="float">
            <text:p>1,669,625</text:p>
          </table:table-cell>
          <table:table-cell/>
          <table:table-cell office:value-type="float" office:value="391.2" calcext:value-type="float">
            <text:p>391.2</text:p>
          </table:table-cell>
          <table:table-cell table:formula="of:=([.I15]-[.M15])/[.M15] * 100" office:value-type="float" office:value="-13.6986934943763" calcext:value-type="float">
            <text:p>-13.7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32.1578" calcext:value-type="float">
            <text:p>432.2</text:p>
          </table:table-cell>
          <table:table-cell office:value-type="float" office:value="987" calcext:value-type="float">
            <text:p>987</text:p>
          </table:table-cell>
          <table:table-cell office:value-type="float" office:value="847" calcext:value-type="float">
            <text:p>847</text:p>
          </table:table-cell>
          <table:table-cell office:value-type="float" office:value="598" calcext:value-type="float">
            <text:p>598</text:p>
          </table:table-cell>
          <table:table-cell office:value-type="float" office:value="696.35" calcext:value-type="float">
            <text:p>696.35</text:p>
          </table:table-cell>
          <table:table-cell office:value-type="float" office:value="5692793" calcext:value-type="float">
            <text:p>5692793</text:p>
          </table:table-cell>
          <table:table-cell office:value-type="float" office:value="411.29577673" calcext:value-type="float">
            <text:p>411.3</text:p>
          </table:table-cell>
          <table:table-cell office:value-type="float" office:value="411.2547359" calcext:value-type="float">
            <text:p>411.3</text:p>
          </table:table-cell>
          <table:table-cell table:formula="of:=([.H16]-[.I16])/[.H16]*100" office:value-type="float" office:value="0.00997842242054617" calcext:value-type="float">
            <text:p>0.0</text:p>
          </table:table-cell>
          <table:table-cell office:value-type="float" office:value="261373" calcext:value-type="float">
            <text:p>261,373</text:p>
          </table:table-cell>
          <table:table-cell/>
          <table:table-cell office:value-type="float" office:value="330.4" calcext:value-type="float">
            <text:p>330.4</text:p>
          </table:table-cell>
          <table:table-cell table:formula="of:=([.I16]-[.M16])/[.M16] * 100" office:value-type="float" office:value="24.4717723668281" calcext:value-type="float">
            <text:p>24.5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80.7277" calcext:value-type="float">
            <text:p>380.7</text:p>
          </table:table-cell>
          <table:table-cell office:value-type="float" office:value="1174" calcext:value-type="float">
            <text:p>1174</text:p>
          </table:table-cell>
          <table:table-cell office:value-type="float" office:value="983" calcext:value-type="float">
            <text:p>983</text:p>
          </table:table-cell>
          <table:table-cell office:value-type="float" office:value="746" calcext:value-type="float">
            <text:p>746</text:p>
          </table:table-cell>
          <table:table-cell office:value-type="float" office:value="4352.65" calcext:value-type="float">
            <text:p>4352.65</text:p>
          </table:table-cell>
          <table:table-cell office:value-type="float" office:value="40674717" calcext:value-type="float">
            <text:p>40674717</text:p>
          </table:table-cell>
          <table:table-cell office:value-type="float" office:value="366.33909303" calcext:value-type="float">
            <text:p>366.3</text:p>
          </table:table-cell>
          <table:table-cell office:value-type="float" office:value="366.30246548" calcext:value-type="float">
            <text:p>366.3</text:p>
          </table:table-cell>
          <table:table-cell table:formula="of:=([.H17]-[.I17])/[.H17]*100" office:value-type="float" office:value="0.00999826409380558" calcext:value-type="float">
            <text:p>0.0</text:p>
          </table:table-cell>
          <table:table-cell office:value-type="float" office:value="1238342" calcext:value-type="float">
            <text:p>1,238,342</text:p>
          </table:table-cell>
          <table:table-cell/>
          <table:table-cell office:value-type="float" office:value="311" calcext:value-type="float">
            <text:p>311.0</text:p>
          </table:table-cell>
          <table:table-cell table:formula="of:=([.I17]-[.M17])/[.M17] * 100" office:value-type="float" office:value="17.7821432411576" calcext:value-type="float">
            <text:p>17.8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472.8159" calcext:value-type="float">
            <text:p>472.8</text:p>
          </table:table-cell>
          <table:table-cell office:value-type="float" office:value="1424" calcext:value-type="float">
            <text:p>1424</text:p>
          </table:table-cell>
          <table:table-cell office:value-type="float" office:value="1193" calcext:value-type="float">
            <text:p>1193</text:p>
          </table:table-cell>
          <table:table-cell office:value-type="float" office:value="938" calcext:value-type="float">
            <text:p>938</text:p>
          </table:table-cell>
          <table:table-cell office:value-type="float" office:value="7200" calcext:value-type="float">
            <text:p>7200</text:p>
          </table:table-cell>
          <table:table-cell office:value-type="float" office:value="55006221" calcext:value-type="float">
            <text:p>55006221</text:p>
          </table:table-cell>
          <table:table-cell office:value-type="float" office:value="465.9158294" calcext:value-type="float">
            <text:p>465.9</text:p>
          </table:table-cell>
          <table:table-cell office:value-type="float" office:value="396.09380423" calcext:value-type="float">
            <text:p>396.1</text:p>
          </table:table-cell>
          <table:table-cell table:formula="of:=([.H18]-[.I18])/[.H18]*100" office:value-type="float" office:value="14.9859740245177" calcext:value-type="float">
            <text:p>15.0</text:p>
          </table:table-cell>
          <table:table-cell office:value-type="float" office:value="1230755" calcext:value-type="float">
            <text:p>1,230,755</text:p>
          </table:table-cell>
          <table:table-cell/>
          <table:table-cell office:value-type="float" office:value="274.2" calcext:value-type="float">
            <text:p>274.2</text:p>
          </table:table-cell>
          <table:table-cell table:formula="of:=([.I18]-[.M18])/[.M18] * 100" office:value-type="float" office:value="44.4543414405543" calcext:value-type="float">
            <text:p>44.5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28.6708" calcext:value-type="float">
            <text:p>328.7</text:p>
          </table:table-cell>
          <table:table-cell office:value-type="float" office:value="1456" calcext:value-type="float">
            <text:p>1456</text:p>
          </table:table-cell>
          <table:table-cell office:value-type="float" office:value="1235" calcext:value-type="float">
            <text:p>1235</text:p>
          </table:table-cell>
          <table:table-cell office:value-type="float" office:value="947" calcext:value-type="float">
            <text:p>947</text:p>
          </table:table-cell>
          <table:table-cell office:value-type="float" office:value="429.53" calcext:value-type="float">
            <text:p>429.53</text:p>
          </table:table-cell>
          <table:table-cell office:value-type="float" office:value="3495444" calcext:value-type="float">
            <text:p>3495444</text:p>
          </table:table-cell>
          <table:table-cell office:value-type="float" office:value="328.67077267" calcext:value-type="float">
            <text:p>328.7</text:p>
          </table:table-cell>
          <table:table-cell office:value-type="float" office:value="328.63810638" calcext:value-type="float">
            <text:p>328.6</text:p>
          </table:table-cell>
          <table:table-cell table:formula="of:=([.H19]-[.I19])/[.H19]*100" office:value-type="float" office:value="0.00993890930265563" calcext:value-type="float">
            <text:p>0.0</text:p>
          </table:table-cell>
          <table:table-cell office:value-type="float" office:value="131231" calcext:value-type="float">
            <text:p>131,231</text:p>
          </table:table-cell>
          <table:table-cell/>
          <table:table-cell office:value-type="float" office:value="310.6" calcext:value-type="float">
            <text:p>310.6</text:p>
          </table:table-cell>
          <table:table-cell table:formula="of:=([.I19]-[.M19])/[.M19] * 100" office:value-type="float" office:value="5.80750366387636" calcext:value-type="float">
            <text:p>5.8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59.6951" calcext:value-type="float">
            <text:p>359.7</text:p>
          </table:table-cell>
          <table:table-cell office:value-type="float" office:value="1404" calcext:value-type="float">
            <text:p>1404</text:p>
          </table:table-cell>
          <table:table-cell office:value-type="float" office:value="1193" calcext:value-type="float">
            <text:p>1193</text:p>
          </table:table-cell>
          <table:table-cell office:value-type="float" office:value="925" calcext:value-type="float">
            <text:p>925</text:p>
          </table:table-cell>
          <table:table-cell office:value-type="float" office:value="163.52" calcext:value-type="float">
            <text:p>163.52</text:p>
          </table:table-cell>
          <table:table-cell office:value-type="float" office:value="1134414" calcext:value-type="float">
            <text:p>1134414</text:p>
          </table:table-cell>
          <table:table-cell office:value-type="float" office:value="357.68369787" calcext:value-type="float">
            <text:p>357.7</text:p>
          </table:table-cell>
          <table:table-cell office:value-type="float" office:value="357.64929611" calcext:value-type="float">
            <text:p>357.6</text:p>
          </table:table-cell>
          <table:table-cell table:formula="of:=([.H20]-[.I20])/[.H20]*100" office:value-type="float" office:value="0.00961792785213362" calcext:value-type="float">
            <text:p>0.0</text:p>
          </table:table-cell>
          <table:table-cell office:value-type="float" office:value="60435" calcext:value-type="float">
            <text:p>60,435</text:p>
          </table:table-cell>
          <table:table-cell/>
          <table:table-cell office:value-type="float" office:value="332.4" calcext:value-type="float">
            <text:p>332.4</text:p>
          </table:table-cell>
          <table:table-cell table:formula="of:=([.I20]-[.M20])/[.M20] * 100" office:value-type="float" office:value="7.59605779482553" calcext:value-type="float">
            <text:p>7.6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404.1116" calcext:value-type="float">
            <text:p>404.1</text:p>
          </table:table-cell>
          <table:table-cell office:value-type="float" office:value="1903" calcext:value-type="float">
            <text:p>1903</text:p>
          </table:table-cell>
          <table:table-cell office:value-type="float" office:value="1589" calcext:value-type="float">
            <text:p>1589</text:p>
          </table:table-cell>
          <table:table-cell office:value-type="float" office:value="1317" calcext:value-type="float">
            <text:p>1317</text:p>
          </table:table-cell>
          <table:table-cell office:value-type="float" office:value="7200" calcext:value-type="float">
            <text:p>7200</text:p>
          </table:table-cell>
          <table:table-cell office:value-type="float" office:value="57069418" calcext:value-type="float">
            <text:p>57069418</text:p>
          </table:table-cell>
          <table:table-cell office:value-type="float" office:value="402.67063676" calcext:value-type="float">
            <text:p>402.7</text:p>
          </table:table-cell>
          <table:table-cell office:value-type="float" office:value="338.4121064" calcext:value-type="float">
            <text:p>338.4</text:p>
          </table:table-cell>
          <table:table-cell table:formula="of:=([.H21]-[.I21])/[.H21]*100" office:value-type="float" office:value="15.9580869558908" calcext:value-type="float">
            <text:p>16.0</text:p>
          </table:table-cell>
          <table:table-cell office:value-type="float" office:value="845001" calcext:value-type="float">
            <text:p>845,001</text:p>
          </table:table-cell>
          <table:table-cell/>
          <table:table-cell office:value-type="float" office:value="293.7" calcext:value-type="float">
            <text:p>293.7</text:p>
          </table:table-cell>
          <table:table-cell table:formula="of:=([.I21]-[.M21])/[.M21] * 100" office:value-type="float" office:value="15.2237338781069" calcext:value-type="float">
            <text:p>15.2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469.5838" calcext:value-type="float">
            <text:p>469.6</text:p>
          </table:table-cell>
          <table:table-cell office:value-type="float" office:value="1862" calcext:value-type="float">
            <text:p>1862</text:p>
          </table:table-cell>
          <table:table-cell office:value-type="float" office:value="1547" calcext:value-type="float">
            <text:p>1547</text:p>
          </table:table-cell>
          <table:table-cell office:value-type="float" office:value="1255" calcext:value-type="float">
            <text:p>1255</text:p>
          </table:table-cell>
          <table:table-cell office:value-type="float" office:value="7200" calcext:value-type="float">
            <text:p>7200</text:p>
          </table:table-cell>
          <table:table-cell office:value-type="float" office:value="60139939" calcext:value-type="float">
            <text:p>60139939</text:p>
          </table:table-cell>
          <table:table-cell office:value-type="float" office:value="469.583817" calcext:value-type="float">
            <text:p>469.6</text:p>
          </table:table-cell>
          <table:table-cell office:value-type="float" office:value="417.04100431" calcext:value-type="float">
            <text:p>417.0</text:p>
          </table:table-cell>
          <table:table-cell table:formula="of:=([.H22]-[.I22])/[.H22]*100" office:value-type="float" office:value="11.1892298643673" calcext:value-type="float">
            <text:p>11.2</text:p>
          </table:table-cell>
          <table:table-cell office:value-type="float" office:value="1011761" calcext:value-type="float">
            <text:p>1,011,761</text:p>
          </table:table-cell>
          <table:table-cell/>
          <table:table-cell office:value-type="float" office:value="381" calcext:value-type="float">
            <text:p>381.0</text:p>
          </table:table-cell>
          <table:table-cell table:formula="of:=([.I22]-[.M22])/[.M22] * 100" office:value-type="float" office:value="9.45958118372704" calcext:value-type="float">
            <text:p>9.5</text:p>
          </table:table-cell>
        </table:table-row>
        <table:table-row table:style-name="ro1">
          <table:table-cell/>
          <table:table-cell table:style-name="ce2" table:formula="of:=AVERAGE([.B13:.B22])" office:value-type="float" office:value="416.27733" calcext:value-type="float">
            <text:p>416.3</text:p>
          </table:table-cell>
          <table:table-cell table:style-name="ce2" table:formula="of:=AVERAGE([.C13:.C22])" office:value-type="float" office:value="1393.5" calcext:value-type="float">
            <text:p>1393.5</text:p>
          </table:table-cell>
          <table:table-cell table:style-name="ce2" table:formula="of:=AVERAGE([.D13:.D22])" office:value-type="float" office:value="1163" calcext:value-type="float">
            <text:p>1163.0</text:p>
          </table:table-cell>
          <table:table-cell table:style-name="ce2" table:formula="of:=AVERAGE([.E13:.E22])" office:value-type="float" office:value="912.9" calcext:value-type="float">
            <text:p>912.9</text:p>
          </table:table-cell>
          <table:table-cell table:style-name="ce2" table:formula="of:=AVERAGE([.F13:.F22])" office:value-type="float" office:value="4331.808" calcext:value-type="float">
            <text:p>4331.8</text:p>
          </table:table-cell>
          <table:table-cell table:style-name="ce2" table:formula="of:=AVERAGE([.G13:.G22])" office:value-type="float" office:value="37814394.6" calcext:value-type="float">
            <text:p>37814394.6</text:p>
          </table:table-cell>
          <table:table-cell table:style-name="ce2" table:formula="of:=AVERAGE([.H13:.H22])" office:value-type="float" office:value="410.539711029" calcext:value-type="float">
            <text:p>410.5</text:p>
          </table:table-cell>
          <table:table-cell table:style-name="ce2" table:formula="of:=AVERAGE([.I13:.I22])" office:value-type="float" office:value="384.948529377" calcext:value-type="float">
            <text:p>384.9</text:p>
          </table:table-cell>
          <table:table-cell table:style-name="ce2" table:formula="of:=AVERAGE([.J13:.J22])" office:value-type="float" office:value="5.93668806961737" calcext:value-type="float">
            <text:p>5.9</text:p>
          </table:table-cell>
          <table:table-cell table:style-name="ce2" table:formula="of:=AVERAGE([.K13:.K22])" office:value-type="float" office:value="1066231.7" calcext:value-type="float">
            <text:p>1066231.7</text:p>
          </table:table-cell>
          <table:table-cell/>
          <table:table-cell office:value-type="float" office:value="343.11" calcext:value-type="float">
            <text:p>343.1</text:p>
          </table:table-cell>
          <table:table-cell table:formula="of:=([.I23]-[.M23])/[.M23] * 100" office:value-type="float" office:value="12.1939113919734" calcext:value-type="float">
            <text:p>12.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965.1542" calcext:value-type="float">
            <text:p>965.2</text:p>
          </table:table-cell>
          <table:table-cell office:value-type="float" office:value="10426" calcext:value-type="float">
            <text:p>10426</text:p>
          </table:table-cell>
          <table:table-cell office:value-type="float" office:value="8570" calcext:value-type="float">
            <text:p>8570</text:p>
          </table:table-cell>
          <table:table-cell office:value-type="float" office:value="9097" calcext:value-type="float">
            <text:p>9097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1840910" calcext:value-type="float">
            <text:p>11840910</text:p>
          </table:table-cell>
          <table:table-cell office:value-type="float" office:value="953.81165619" calcext:value-type="float">
            <text:p>953.8</text:p>
          </table:table-cell>
          <table:table-cell office:value-type="float" office:value="481.02923231" calcext:value-type="float">
            <text:p>481.0</text:p>
          </table:table-cell>
          <table:table-cell table:formula="of:=([.H24]-[.I24])/[.H24]*100" office:value-type="float" office:value="49.5676919873814" calcext:value-type="float">
            <text:p>49.6</text:p>
          </table:table-cell>
          <table:table-cell office:value-type="float" office:value="22779" calcext:value-type="float">
            <text:p>22,779</text:p>
          </table:table-cell>
          <table:table-cell/>
          <table:table-cell office:value-type="float" office:value="401.1" calcext:value-type="float">
            <text:p>401.1</text:p>
          </table:table-cell>
          <table:table-cell table:formula="of:=([.I24]-[.M24])/[.M24] * 100" office:value-type="float" office:value="19.9275074320618" calcext:value-type="float">
            <text:p>19.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84.3015" calcext:value-type="float">
            <text:p>584.3</text:p>
          </table:table-cell>
          <table:table-cell office:value-type="float" office:value="9269" calcext:value-type="float">
            <text:p>9269</text:p>
          </table:table-cell>
          <table:table-cell office:value-type="float" office:value="7680" calcext:value-type="float">
            <text:p>7680</text:p>
          </table:table-cell>
          <table:table-cell office:value-type="float" office:value="8212" calcext:value-type="float">
            <text:p>8212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7233758" calcext:value-type="float">
            <text:p>17233758</text:p>
          </table:table-cell>
          <table:table-cell office:value-type="float" office:value="578.83271317" calcext:value-type="float">
            <text:p>578.8</text:p>
          </table:table-cell>
          <table:table-cell office:value-type="float" office:value="367.0524032" calcext:value-type="float">
            <text:p>367.1</text:p>
          </table:table-cell>
          <table:table-cell table:formula="of:=([.H25]-[.I25])/[.H25]*100" office:value-type="float" office:value="36.5874811757229" calcext:value-type="float">
            <text:p>36.6</text:p>
          </table:table-cell>
          <table:table-cell office:value-type="float" office:value="72778" calcext:value-type="float">
            <text:p>72,778</text:p>
          </table:table-cell>
          <table:table-cell/>
          <table:table-cell office:value-type="float" office:value="314.9" calcext:value-type="float">
            <text:p>314.9</text:p>
          </table:table-cell>
          <table:table-cell table:formula="of:=([.I25]-[.M25])/[.M25] * 100" office:value-type="float" office:value="16.561576119403" calcext:value-type="float">
            <text:p>16.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559.8847" calcext:value-type="float">
            <text:p>559.9</text:p>
          </table:table-cell>
          <table:table-cell office:value-type="float" office:value="8683" calcext:value-type="float">
            <text:p>8683</text:p>
          </table:table-cell>
          <table:table-cell office:value-type="float" office:value="7326" calcext:value-type="float">
            <text:p>7326</text:p>
          </table:table-cell>
          <table:table-cell office:value-type="float" office:value="7565" calcext:value-type="float">
            <text:p>7565</text:p>
          </table:table-cell>
          <table:table-cell office:value-type="float" office:value="7200" calcext:value-type="float">
            <text:p>7200</text:p>
          </table:table-cell>
          <table:table-cell office:value-type="float" office:value="12026665" calcext:value-type="float">
            <text:p>12026665</text:p>
          </table:table-cell>
          <table:table-cell office:value-type="float" office:value="548.79835543" calcext:value-type="float">
            <text:p>548.8</text:p>
          </table:table-cell>
          <table:table-cell office:value-type="float" office:value="390.55756142" calcext:value-type="float">
            <text:p>390.6</text:p>
          </table:table-cell>
          <table:table-cell table:formula="of:=([.H26]-[.I26])/[.H26]*100" office:value-type="float" office:value="28.8340503291074" calcext:value-type="float">
            <text:p>28.8</text:p>
          </table:table-cell>
          <table:table-cell office:value-type="float" office:value="40854" calcext:value-type="float">
            <text:p>40,854</text:p>
          </table:table-cell>
          <table:table-cell/>
          <table:table-cell office:value-type="float" office:value="323.5" calcext:value-type="float">
            <text:p>323.5</text:p>
          </table:table-cell>
          <table:table-cell table:formula="of:=([.I26]-[.M26])/[.M26] * 100" office:value-type="float" office:value="20.7287670540958" calcext:value-type="float">
            <text:p>20.7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37.1659" calcext:value-type="float">
            <text:p>537.2</text:p>
          </table:table-cell>
          <table:table-cell office:value-type="float" office:value="8753" calcext:value-type="float">
            <text:p>8753</text:p>
          </table:table-cell>
          <table:table-cell office:value-type="float" office:value="7454" calcext:value-type="float">
            <text:p>7454</text:p>
          </table:table-cell>
          <table:table-cell office:value-type="float" office:value="7475" calcext:value-type="float">
            <text:p>7475</text:p>
          </table:table-cell>
          <table:table-cell office:value-type="float" office:value="7200" calcext:value-type="float">
            <text:p>7200</text:p>
          </table:table-cell>
          <table:table-cell office:value-type="float" office:value="11121882" calcext:value-type="float">
            <text:p>11121882</text:p>
          </table:table-cell>
          <table:table-cell office:value-type="float" office:value="513.8340635" calcext:value-type="float">
            <text:p>513.8</text:p>
          </table:table-cell>
          <table:table-cell office:value-type="float" office:value="366.70239652" calcext:value-type="float">
            <text:p>366.7</text:p>
          </table:table-cell>
          <table:table-cell table:formula="of:=([.H27]-[.I27])/[.H27]*100" office:value-type="float" office:value="28.6340819792692" calcext:value-type="float">
            <text:p>28.6</text:p>
          </table:table-cell>
          <table:table-cell office:value-type="float" office:value="48903" calcext:value-type="float">
            <text:p>48,903</text:p>
          </table:table-cell>
          <table:table-cell/>
          <table:table-cell office:value-type="float" office:value="329.4" calcext:value-type="float">
            <text:p>329.4</text:p>
          </table:table-cell>
          <table:table-cell table:formula="of:=([.I27]-[.M27])/[.M27] * 100" office:value-type="float" office:value="11.3243462416515" calcext:value-type="float">
            <text:p>11.3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692.1598" calcext:value-type="float">
            <text:p>692.2</text:p>
          </table:table-cell>
          <table:table-cell office:value-type="float" office:value="6875" calcext:value-type="float">
            <text:p>6875</text:p>
          </table:table-cell>
          <table:table-cell office:value-type="float" office:value="5777" calcext:value-type="float">
            <text:p>5777</text:p>
          </table:table-cell>
          <table:table-cell office:value-type="float" office:value="5545" calcext:value-type="float">
            <text:p>5545</text:p>
          </table:table-cell>
          <table:table-cell office:value-type="float" office:value="7200" calcext:value-type="float">
            <text:p>7200</text:p>
          </table:table-cell>
          <table:table-cell office:value-type="float" office:value="12884892" calcext:value-type="float">
            <text:p>12884892</text:p>
          </table:table-cell>
          <table:table-cell office:value-type="float" office:value="663.92073533" calcext:value-type="float">
            <text:p>663.9</text:p>
          </table:table-cell>
          <table:table-cell office:value-type="float" office:value="485.35923801" calcext:value-type="float">
            <text:p>485.4</text:p>
          </table:table-cell>
          <table:table-cell table:formula="of:=([.H28]-[.I28])/[.H28]*100" office:value-type="float" office:value="26.8950023425984" calcext:value-type="float">
            <text:p>26.9</text:p>
          </table:table-cell>
          <table:table-cell office:value-type="float" office:value="38896" calcext:value-type="float">
            <text:p>38,896</text:p>
          </table:table-cell>
          <table:table-cell/>
          <table:table-cell office:value-type="float" office:value="404.2" calcext:value-type="float">
            <text:p>404.2</text:p>
          </table:table-cell>
          <table:table-cell table:formula="of:=([.I28]-[.M28])/[.M28] * 100" office:value-type="float" office:value="20.0789802102919" calcext:value-type="float">
            <text:p>20.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843.728" calcext:value-type="float">
            <text:p>843.7</text:p>
          </table:table-cell>
          <table:table-cell office:value-type="float" office:value="8834" calcext:value-type="float">
            <text:p>8834</text:p>
          </table:table-cell>
          <table:table-cell office:value-type="float" office:value="7270" calcext:value-type="float">
            <text:p>7270</text:p>
          </table:table-cell>
          <table:table-cell office:value-type="float" office:value="7730" calcext:value-type="float">
            <text:p>7730</text:p>
          </table:table-cell>
          <table:table-cell office:value-type="float" office:value="7200" calcext:value-type="float">
            <text:p>7200</text:p>
          </table:table-cell>
          <table:table-cell office:value-type="float" office:value="16661520" calcext:value-type="float">
            <text:p>16661520</text:p>
          </table:table-cell>
          <table:table-cell office:value-type="float" office:value="838.66977717" calcext:value-type="float">
            <text:p>838.7</text:p>
          </table:table-cell>
          <table:table-cell office:value-type="float" office:value="366.96494511" calcext:value-type="float">
            <text:p>367.0</text:p>
          </table:table-cell>
          <table:table-cell table:formula="of:=([.H29]-[.I29])/[.H29]*100" office:value-type="float" office:value="56.244405712546" calcext:value-type="float">
            <text:p>56.2</text:p>
          </table:table-cell>
          <table:table-cell office:value-type="float" office:value="65719" calcext:value-type="float">
            <text:p>65,719</text:p>
          </table:table-cell>
          <table:table-cell/>
          <table:table-cell office:value-type="float" office:value="308.2" calcext:value-type="float">
            <text:p>308.2</text:p>
          </table:table-cell>
          <table:table-cell table:formula="of:=([.I29]-[.M29])/[.M29] * 100" office:value-type="float" office:value="19.0671463692407" calcext:value-type="float">
            <text:p>19.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538.4476" calcext:value-type="float">
            <text:p>538.4</text:p>
          </table:table-cell>
          <table:table-cell office:value-type="float" office:value="12310" calcext:value-type="float">
            <text:p>12310</text:p>
          </table:table-cell>
          <table:table-cell office:value-type="float" office:value="10291" calcext:value-type="float">
            <text:p>10291</text:p>
          </table:table-cell>
          <table:table-cell office:value-type="float" office:value="11126" calcext:value-type="float">
            <text:p>1112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2608799" calcext:value-type="float">
            <text:p>12608799</text:p>
          </table:table-cell>
          <table:table-cell office:value-type="float" office:value="522.03224833" calcext:value-type="float">
            <text:p>522.0</text:p>
          </table:table-cell>
          <table:table-cell office:value-type="float" office:value="356.07787751" calcext:value-type="float">
            <text:p>356.1</text:p>
          </table:table-cell>
          <table:table-cell table:formula="of:=([.H30]-[.I30])/[.H30]*100" office:value-type="float" office:value="31.790061121874" calcext:value-type="float">
            <text:p>31.8</text:p>
          </table:table-cell>
          <table:table-cell office:value-type="float" office:value="33385" calcext:value-type="float">
            <text:p>33,385</text:p>
          </table:table-cell>
          <table:table-cell/>
          <table:table-cell office:value-type="float" office:value="315.7" calcext:value-type="float">
            <text:p>315.7</text:p>
          </table:table-cell>
          <table:table-cell table:formula="of:=([.I30]-[.M30])/[.M30] * 100" office:value-type="float" office:value="12.7899516978144" calcext:value-type="float">
            <text:p>12.8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80.9888" calcext:value-type="float">
            <text:p>481.0</text:p>
          </table:table-cell>
          <table:table-cell office:value-type="float" office:value="9061" calcext:value-type="float">
            <text:p>9061</text:p>
          </table:table-cell>
          <table:table-cell office:value-type="float" office:value="7690" calcext:value-type="float">
            <text:p>7690</text:p>
          </table:table-cell>
          <table:table-cell office:value-type="float" office:value="7679" calcext:value-type="float">
            <text:p>7679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3380156" calcext:value-type="float">
            <text:p>13380156</text:p>
          </table:table-cell>
          <table:table-cell office:value-type="float" office:value="473.42079517" calcext:value-type="float">
            <text:p>473.4</text:p>
          </table:table-cell>
          <table:table-cell office:value-type="float" office:value="387.84376764" calcext:value-type="float">
            <text:p>387.8</text:p>
          </table:table-cell>
          <table:table-cell table:formula="of:=([.H31]-[.I31])/[.H31]*100" office:value-type="float" office:value="18.0763135889015" calcext:value-type="float">
            <text:p>18.1</text:p>
          </table:table-cell>
          <table:table-cell office:value-type="float" office:value="91336" calcext:value-type="float">
            <text:p>91,336</text:p>
          </table:table-cell>
          <table:table-cell/>
          <table:table-cell office:value-type="float" office:value="336.3" calcext:value-type="float">
            <text:p>336.3</text:p>
          </table:table-cell>
          <table:table-cell table:formula="of:=([.I31]-[.M31])/[.M31] * 100" office:value-type="float" office:value="15.3267224620874" calcext:value-type="float">
            <text:p>15.3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545.2237" calcext:value-type="float">
            <text:p>545.2</text:p>
          </table:table-cell>
          <table:table-cell office:value-type="float" office:value="11059" calcext:value-type="float">
            <text:p>11059</text:p>
          </table:table-cell>
          <table:table-cell office:value-type="float" office:value="9108" calcext:value-type="float">
            <text:p>9108</text:p>
          </table:table-cell>
          <table:table-cell office:value-type="float" office:value="10135" calcext:value-type="float">
            <text:p>10135</text:p>
          </table:table-cell>
          <table:table-cell office:value-type="float" office:value="7200" calcext:value-type="float">
            <text:p>7200</text:p>
          </table:table-cell>
          <table:table-cell office:value-type="float" office:value="14882755" calcext:value-type="float">
            <text:p>14882755</text:p>
          </table:table-cell>
          <table:table-cell office:value-type="float" office:value="541.94097317" calcext:value-type="float">
            <text:p>541.9</text:p>
          </table:table-cell>
          <table:table-cell office:value-type="float" office:value="364.71637883" calcext:value-type="float">
            <text:p>364.7</text:p>
          </table:table-cell>
          <table:table-cell table:formula="of:=([.H32]-[.I32])/[.H32]*100" office:value-type="float" office:value="32.7018260500497" calcext:value-type="float">
            <text:p>32.7</text:p>
          </table:table-cell>
          <table:table-cell office:value-type="float" office:value="41625" calcext:value-type="float">
            <text:p>41,625</text:p>
          </table:table-cell>
          <table:table-cell/>
          <table:table-cell office:value-type="float" office:value="306.5" calcext:value-type="float">
            <text:p>306.5</text:p>
          </table:table-cell>
          <table:table-cell table:formula="of:=([.I32]-[.M32])/[.M32] * 100" office:value-type="float" office:value="18.9939245774878" calcext:value-type="float">
            <text:p>19.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619.4236" calcext:value-type="float">
            <text:p>619.4</text:p>
          </table:table-cell>
          <table:table-cell office:value-type="float" office:value="8287" calcext:value-type="float">
            <text:p>8287</text:p>
          </table:table-cell>
          <table:table-cell office:value-type="float" office:value="6789" calcext:value-type="float">
            <text:p>6789</text:p>
          </table:table-cell>
          <table:table-cell office:value-type="float" office:value="7135" calcext:value-type="float">
            <text:p>713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4563751" calcext:value-type="float">
            <text:p>14563751</text:p>
          </table:table-cell>
          <table:table-cell office:value-type="float" office:value="601.47120937" calcext:value-type="float">
            <text:p>601.5</text:p>
          </table:table-cell>
          <table:table-cell office:value-type="float" office:value="448.77844789" calcext:value-type="float">
            <text:p>448.8</text:p>
          </table:table-cell>
          <table:table-cell table:formula="of:=([.H33]-[.I33])/[.H33]*100" office:value-type="float" office:value="25.386545374289" calcext:value-type="float">
            <text:p>25.4</text:p>
          </table:table-cell>
          <table:table-cell office:value-type="float" office:value="65304" calcext:value-type="float">
            <text:p>65,304</text:p>
          </table:table-cell>
          <table:table-cell/>
          <table:table-cell office:value-type="float" office:value="386.4" calcext:value-type="float">
            <text:p>386.4</text:p>
          </table:table-cell>
          <table:table-cell table:formula="of:=([.I33]-[.M33])/[.M33] * 100" office:value-type="float" office:value="16.1434906547619" calcext:value-type="float">
            <text:p>16.1</text:p>
          </table:table-cell>
        </table:table-row>
        <table:table-row table:style-name="ro1">
          <table:table-cell/>
          <table:table-cell table:style-name="ce2" table:formula="of:=AVERAGE([.B24:.B33])" office:value-type="float" office:value="636.64778" calcext:value-type="float">
            <text:p>636.6</text:p>
          </table:table-cell>
          <table:table-cell table:style-name="ce2" table:formula="of:=AVERAGE([.C24:.C33])" office:value-type="float" office:value="9355.7" calcext:value-type="float">
            <text:p>9355.7</text:p>
          </table:table-cell>
          <table:table-cell table:style-name="ce2" table:formula="of:=AVERAGE([.D24:.D33])" office:value-type="float" office:value="7795.5" calcext:value-type="float">
            <text:p>7795.5</text:p>
          </table:table-cell>
          <table:table-cell table:style-name="ce2" table:formula="of:=AVERAGE([.E24:.E33])" office:value-type="float" office:value="8169.9" calcext:value-type="float">
            <text:p>8169.9</text:p>
          </table:table-cell>
          <table:table-cell table:style-name="ce2" table:formula="of:=AVERAGE([.F24:.F33])" office:value-type="float" office:value="7200.006" calcext:value-type="float">
            <text:p>7200.0</text:p>
          </table:table-cell>
          <table:table-cell table:style-name="ce2" table:formula="of:=AVERAGE([.G24:.G33])" office:value-type="float" office:value="13720508.8" calcext:value-type="float">
            <text:p>13720508.8</text:p>
          </table:table-cell>
          <table:table-cell table:style-name="ce2" table:formula="of:=AVERAGE([.H24:.H33])" office:value-type="float" office:value="623.673252683" calcext:value-type="float">
            <text:p>623.7</text:p>
          </table:table-cell>
          <table:table-cell table:style-name="ce2" table:formula="of:=AVERAGE([.I24:.I33])" office:value-type="float" office:value="401.508224844" calcext:value-type="float">
            <text:p>401.5</text:p>
          </table:table-cell>
          <table:table-cell table:style-name="ce2" table:formula="of:=AVERAGE([.J24:.J33])" office:value-type="float" office:value="33.4717459661739" calcext:value-type="float">
            <text:p>33.5</text:p>
          </table:table-cell>
          <table:table-cell table:style-name="ce2" table:formula="of:=AVERAGE([.K24:.K33])" office:value-type="float" office:value="52157.9" calcext:value-type="float">
            <text:p>52157.9</text:p>
          </table:table-cell>
          <table:table-cell/>
          <table:table-cell office:value-type="float" office:value="342.62" calcext:value-type="float">
            <text:p>342.6</text:p>
          </table:table-cell>
          <table:table-cell table:formula="of:=([.I34]-[.M34])/[.M34] * 100" office:value-type="float" office:value="17.1876203502422" calcext:value-type="float">
            <text:p>17.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199.4723" calcext:value-type="float">
            <text:p>1199.5</text:p>
          </table:table-cell>
          <table:table-cell office:value-type="float" office:value="32110" calcext:value-type="float">
            <text:p>32110</text:p>
          </table:table-cell>
          <table:table-cell office:value-type="float" office:value="26509" calcext:value-type="float">
            <text:p>26509</text:p>
          </table:table-cell>
          <table:table-cell office:value-type="float" office:value="33599" calcext:value-type="float">
            <text:p>33599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042347" calcext:value-type="float">
            <text:p>4042347</text:p>
          </table:table-cell>
          <table:table-cell office:value-type="float" office:value="1199.4723149" calcext:value-type="float">
            <text:p>1199.5</text:p>
          </table:table-cell>
          <table:table-cell office:value-type="float" office:value="515.05795075" calcext:value-type="float">
            <text:p>515.1</text:p>
          </table:table-cell>
          <table:table-cell table:formula="of:=([.H35]-[.I35])/[.H35]*100" office:value-type="float" office:value="57.0596216059442" calcext:value-type="float">
            <text:p>57.1</text:p>
          </table:table-cell>
          <table:table-cell office:value-type="float" office:value="5560" calcext:value-type="float">
            <text:p>5,560</text:p>
          </table:table-cell>
          <table:table-cell/>
          <table:table-cell office:value-type="float" office:value="456.7" calcext:value-type="float">
            <text:p>456.7</text:p>
          </table:table-cell>
          <table:table-cell table:formula="of:=([.I35]-[.M35])/[.M35] * 100" office:value-type="float" office:value="12.7781805890081" calcext:value-type="float">
            <text:p>12.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06.7707" calcext:value-type="float">
            <text:p>706.8</text:p>
          </table:table-cell>
          <table:table-cell office:value-type="float" office:value="23163" calcext:value-type="float">
            <text:p>23163</text:p>
          </table:table-cell>
          <table:table-cell office:value-type="float" office:value="19112" calcext:value-type="float">
            <text:p>19112</text:p>
          </table:table-cell>
          <table:table-cell office:value-type="float" office:value="23059" calcext:value-type="float">
            <text:p>23059</text:p>
          </table:table-cell>
          <table:table-cell office:value-type="float" office:value="7200" calcext:value-type="float">
            <text:p>7200</text:p>
          </table:table-cell>
          <table:table-cell office:value-type="float" office:value="7583278" calcext:value-type="float">
            <text:p>7583278</text:p>
          </table:table-cell>
          <table:table-cell office:value-type="float" office:value="706.77069487" calcext:value-type="float">
            <text:p>706.8</text:p>
          </table:table-cell>
          <table:table-cell office:value-type="float" office:value="389.28224072" calcext:value-type="float">
            <text:p>389.3</text:p>
          </table:table-cell>
          <table:table-cell table:formula="of:=([.H36]-[.I36])/[.H36]*100" office:value-type="float" office:value="44.9209986286142" calcext:value-type="float">
            <text:p>44.9</text:p>
          </table:table-cell>
          <table:table-cell office:value-type="float" office:value="14506" calcext:value-type="float">
            <text:p>14,506</text:p>
          </table:table-cell>
          <table:table-cell/>
          <table:table-cell office:value-type="float" office:value="336.8" calcext:value-type="float">
            <text:p>336.8</text:p>
          </table:table-cell>
          <table:table-cell table:formula="of:=([.I36]-[.M36])/[.M36] * 100" office:value-type="float" office:value="15.58261304038" calcext:value-type="float">
            <text:p>15.6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650.2553" calcext:value-type="float">
            <text:p>650.3</text:p>
          </table:table-cell>
          <table:table-cell office:value-type="float" office:value="33999" calcext:value-type="float">
            <text:p>33999</text:p>
          </table:table-cell>
          <table:table-cell office:value-type="float" office:value="27687" calcext:value-type="float">
            <text:p>27687</text:p>
          </table:table-cell>
          <table:table-cell office:value-type="float" office:value="36911" calcext:value-type="float">
            <text:p>36911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408818" calcext:value-type="float">
            <text:p>2408818</text:p>
          </table:table-cell>
          <table:table-cell office:value-type="float" office:value="650.25526063" calcext:value-type="float">
            <text:p>650.3</text:p>
          </table:table-cell>
          <table:table-cell office:value-type="float" office:value="381.67748862" calcext:value-type="float">
            <text:p>381.7</text:p>
          </table:table-cell>
          <table:table-cell table:formula="of:=([.H37]-[.I37])/[.H37]*100" office:value-type="float" office:value="41.3034370148406" calcext:value-type="float">
            <text:p>41.3</text:p>
          </table:table-cell>
          <table:table-cell office:value-type="float" office:value="2502" calcext:value-type="float">
            <text:p>2,502</text:p>
          </table:table-cell>
          <table:table-cell/>
          <table:table-cell office:value-type="float" office:value="355.7" calcext:value-type="float">
            <text:p>355.7</text:p>
          </table:table-cell>
          <table:table-cell table:formula="of:=([.I37]-[.M37])/[.M37] * 100" office:value-type="float" office:value="7.30320174866461" calcext:value-type="float">
            <text:p>7.3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822.789" calcext:value-type="float">
            <text:p>822.8</text:p>
          </table:table-cell>
          <table:table-cell office:value-type="float" office:value="26217" calcext:value-type="float">
            <text:p>26217</text:p>
          </table:table-cell>
          <table:table-cell office:value-type="float" office:value="22035" calcext:value-type="float">
            <text:p>22035</text:p>
          </table:table-cell>
          <table:table-cell office:value-type="float" office:value="25564" calcext:value-type="float">
            <text:p>2556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3741518" calcext:value-type="float">
            <text:p>3741518</text:p>
          </table:table-cell>
          <table:table-cell office:value-type="float" office:value="822.10688143" calcext:value-type="float">
            <text:p>822.1</text:p>
          </table:table-cell>
          <table:table-cell office:value-type="float" office:value="411.97289606" calcext:value-type="float">
            <text:p>412.0</text:p>
          </table:table-cell>
          <table:table-cell table:formula="of:=([.H38]-[.I38])/[.H38]*100" office:value-type="float" office:value="49.888158660903" calcext:value-type="float">
            <text:p>49.9</text:p>
          </table:table-cell>
          <table:table-cell office:value-type="float" office:value="4048" calcext:value-type="float">
            <text:p>4,048</text:p>
          </table:table-cell>
          <table:table-cell/>
          <table:table-cell office:value-type="float" office:value="379.9" calcext:value-type="float">
            <text:p>379.9</text:p>
          </table:table-cell>
          <table:table-cell table:formula="of:=([.I38]-[.M38])/[.M38] * 100" office:value-type="float" office:value="8.44245750460648" calcext:value-type="float">
            <text:p>8.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732.4948" calcext:value-type="float">
            <text:p>732.5</text:p>
          </table:table-cell>
          <table:table-cell office:value-type="float" office:value="29554" calcext:value-type="float">
            <text:p>29554</text:p>
          </table:table-cell>
          <table:table-cell office:value-type="float" office:value="23964" calcext:value-type="float">
            <text:p>23964</text:p>
          </table:table-cell>
          <table:table-cell office:value-type="float" office:value="31124" calcext:value-type="float">
            <text:p>3112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356958" calcext:value-type="float">
            <text:p>2356958</text:p>
          </table:table-cell>
          <table:table-cell office:value-type="float" office:value="732.49481233" calcext:value-type="float">
            <text:p>732.5</text:p>
          </table:table-cell>
          <table:table-cell office:value-type="float" office:value="398.09427906" calcext:value-type="float">
            <text:p>398.1</text:p>
          </table:table-cell>
          <table:table-cell table:formula="of:=([.H39]-[.I39])/[.H39]*100" office:value-type="float" office:value="45.6522732504142" calcext:value-type="float">
            <text:p>45.7</text:p>
          </table:table-cell>
          <table:table-cell office:value-type="float" office:value="2559" calcext:value-type="float">
            <text:p>2,559</text:p>
          </table:table-cell>
          <table:table-cell/>
          <table:table-cell office:value-type="float" office:value="372.2" calcext:value-type="float">
            <text:p>372.2</text:p>
          </table:table-cell>
          <table:table-cell table:formula="of:=([.I39]-[.M39])/[.M39] * 100" office:value-type="float" office:value="6.95708733476626" calcext:value-type="float">
            <text:p>7.0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735.3802" calcext:value-type="float">
            <text:p>735.4</text:p>
          </table:table-cell>
          <table:table-cell office:value-type="float" office:value="34064" calcext:value-type="float">
            <text:p>34064</text:p>
          </table:table-cell>
          <table:table-cell office:value-type="float" office:value="27958" calcext:value-type="float">
            <text:p>27958</text:p>
          </table:table-cell>
          <table:table-cell office:value-type="float" office:value="37335" calcext:value-type="float">
            <text:p>37335</text:p>
          </table:table-cell>
          <table:table-cell office:value-type="float" office:value="7200" calcext:value-type="float">
            <text:p>7200</text:p>
          </table:table-cell>
          <table:table-cell office:value-type="float" office:value="1553203" calcext:value-type="float">
            <text:p>1553203</text:p>
          </table:table-cell>
          <table:table-cell office:value-type="float" office:value="735.38020753" calcext:value-type="float">
            <text:p>735.4</text:p>
          </table:table-cell>
          <table:table-cell office:value-type="float" office:value="397.13200768" calcext:value-type="float">
            <text:p>397.1</text:p>
          </table:table-cell>
          <table:table-cell table:formula="of:=([.H40]-[.I40])/[.H40]*100" office:value-type="float" office:value="45.9963698215526" calcext:value-type="float">
            <text:p>46.0</text:p>
          </table:table-cell>
          <table:table-cell office:value-type="float" office:value="1691" calcext:value-type="float">
            <text:p>1,691</text:p>
          </table:table-cell>
          <table:table-cell/>
          <table:table-cell office:value-type="float" office:value="368.8" calcext:value-type="float">
            <text:p>368.8</text:p>
          </table:table-cell>
          <table:table-cell table:formula="of:=([.I40]-[.M40])/[.M40] * 100" office:value-type="float" office:value="7.6822146637744" calcext:value-type="float">
            <text:p>7.7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599.8296" calcext:value-type="float">
            <text:p>599.8</text:p>
          </table:table-cell>
          <table:table-cell office:value-type="float" office:value="38527" calcext:value-type="float">
            <text:p>38527</text:p>
          </table:table-cell>
          <table:table-cell office:value-type="float" office:value="31377" calcext:value-type="float">
            <text:p>31377</text:p>
          </table:table-cell>
          <table:table-cell office:value-type="float" office:value="42907" calcext:value-type="float">
            <text:p>42907</text:p>
          </table:table-cell>
          <table:table-cell office:value-type="float" office:value="7200" calcext:value-type="float">
            <text:p>7200</text:p>
          </table:table-cell>
          <table:table-cell office:value-type="float" office:value="3817922" calcext:value-type="float">
            <text:p>3817922</text:p>
          </table:table-cell>
          <table:table-cell office:value-type="float" office:value="599.82958743" calcext:value-type="float">
            <text:p>599.8</text:p>
          </table:table-cell>
          <table:table-cell office:value-type="float" office:value="358.73565621" calcext:value-type="float">
            <text:p>358.7</text:p>
          </table:table-cell>
          <table:table-cell table:formula="of:=([.H41]-[.I41])/[.H41]*100" office:value-type="float" office:value="40.1937377335751" calcext:value-type="float">
            <text:p>40.2</text:p>
          </table:table-cell>
          <table:table-cell office:value-type="float" office:value="7806" calcext:value-type="float">
            <text:p>7,806</text:p>
          </table:table-cell>
          <table:table-cell/>
          <table:table-cell office:value-type="float" office:value="333.4" calcext:value-type="float">
            <text:p>333.4</text:p>
          </table:table-cell>
          <table:table-cell table:formula="of:=([.I41]-[.M41])/[.M41] * 100" office:value-type="float" office:value="7.59917702759449" calcext:value-type="float">
            <text:p>7.6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661.7747" calcext:value-type="float">
            <text:p>661.8</text:p>
          </table:table-cell>
          <table:table-cell office:value-type="float" office:value="34791" calcext:value-type="float">
            <text:p>34791</text:p>
          </table:table-cell>
          <table:table-cell office:value-type="float" office:value="28379" calcext:value-type="float">
            <text:p>28379</text:p>
          </table:table-cell>
          <table:table-cell office:value-type="float" office:value="37630" calcext:value-type="float">
            <text:p>37630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893061" calcext:value-type="float">
            <text:p>1893061</text:p>
          </table:table-cell>
          <table:table-cell office:value-type="float" office:value="661.77467567" calcext:value-type="float">
            <text:p>661.8</text:p>
          </table:table-cell>
          <table:table-cell office:value-type="float" office:value="396.99309454" calcext:value-type="float">
            <text:p>397.0</text:p>
          </table:table-cell>
          <table:table-cell table:formula="of:=([.H42]-[.I42])/[.H42]*100" office:value-type="float" office:value="40.0108361447841" calcext:value-type="float">
            <text:p>40.0</text:p>
          </table:table-cell>
          <table:table-cell office:value-type="float" office:value="1734" calcext:value-type="float">
            <text:p>1,734</text:p>
          </table:table-cell>
          <table:table-cell/>
          <table:table-cell office:value-type="float" office:value="373.3" calcext:value-type="float">
            <text:p>373.3</text:p>
          </table:table-cell>
          <table:table-cell table:formula="of:=([.I42]-[.M42])/[.M42] * 100" office:value-type="float" office:value="6.34693129922315" calcext:value-type="float">
            <text:p>6.3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715.8531" calcext:value-type="float">
            <text:p>715.9</text:p>
          </table:table-cell>
          <table:table-cell office:value-type="float" office:value="27242" calcext:value-type="float">
            <text:p>27242</text:p>
          </table:table-cell>
          <table:table-cell office:value-type="float" office:value="23009" calcext:value-type="float">
            <text:p>23009</text:p>
          </table:table-cell>
          <table:table-cell office:value-type="float" office:value="28119" calcext:value-type="float">
            <text:p>2811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013787" calcext:value-type="float">
            <text:p>3013787</text:p>
          </table:table-cell>
          <table:table-cell office:value-type="float" office:value="715.8531215" calcext:value-type="float">
            <text:p>715.9</text:p>
          </table:table-cell>
          <table:table-cell office:value-type="float" office:value="387.7657459" calcext:value-type="float">
            <text:p>387.8</text:p>
          </table:table-cell>
          <table:table-cell table:formula="of:=([.H43]-[.I43])/[.H43]*100" office:value-type="float" office:value="45.8316609575614" calcext:value-type="float">
            <text:p>45.8</text:p>
          </table:table-cell>
          <table:table-cell office:value-type="float" office:value="3070" calcext:value-type="float">
            <text:p>3,070</text:p>
          </table:table-cell>
          <table:table-cell/>
          <table:table-cell office:value-type="float" office:value="362.4" calcext:value-type="float">
            <text:p>362.4</text:p>
          </table:table-cell>
          <table:table-cell table:formula="of:=([.I43]-[.M43])/[.M43] * 100" office:value-type="float" office:value="6.99937800772628" calcext:value-type="float">
            <text:p>7.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216.0133" calcext:value-type="float">
            <text:p>1216.0</text:p>
          </table:table-cell>
          <table:table-cell office:value-type="float" office:value="21975" calcext:value-type="float">
            <text:p>21975</text:p>
          </table:table-cell>
          <table:table-cell office:value-type="float" office:value="18509" calcext:value-type="float">
            <text:p>18509</text:p>
          </table:table-cell>
          <table:table-cell office:value-type="float" office:value="21492" calcext:value-type="float">
            <text:p>21492</text:p>
          </table:table-cell>
          <table:table-cell office:value-type="float" office:value="7200" calcext:value-type="float">
            <text:p>7200</text:p>
          </table:table-cell>
          <table:table-cell office:value-type="float" office:value="7223182" calcext:value-type="float">
            <text:p>7223182</text:p>
          </table:table-cell>
          <table:table-cell office:value-type="float" office:value="1210.1598074" calcext:value-type="float">
            <text:p>1210.2</text:p>
          </table:table-cell>
          <table:table-cell office:value-type="float" office:value="479.21811011" calcext:value-type="float">
            <text:p>479.2</text:p>
          </table:table-cell>
          <table:table-cell table:formula="of:=([.H44]-[.I44])/[.H44]*100" office:value-type="float" office:value="60.400427515471" calcext:value-type="float">
            <text:p>60.4</text:p>
          </table:table-cell>
          <table:table-cell office:value-type="float" office:value="9253" calcext:value-type="float">
            <text:p>9,253</text:p>
          </table:table-cell>
          <table:table-cell/>
          <table:table-cell office:value-type="float" office:value="434.4" calcext:value-type="float">
            <text:p>434.4</text:p>
          </table:table-cell>
          <table:table-cell table:formula="of:=([.I44]-[.M44])/[.M44] * 100" office:value-type="float" office:value="10.3172445004604" calcext:value-type="float">
            <text:p>10.3</text:p>
          </table:table-cell>
        </table:table-row>
        <table:table-row table:style-name="ro1">
          <table:table-cell/>
          <table:table-cell table:style-name="ce2" table:formula="of:=AVERAGE([.B35:.B44])" office:value-type="float" office:value="804.0633" calcext:value-type="float">
            <text:p>804.1</text:p>
          </table:table-cell>
          <table:table-cell table:style-name="ce2" table:formula="of:=AVERAGE([.C35:.C44])" office:value-type="float" office:value="30164.2" calcext:value-type="float">
            <text:p>30164.2</text:p>
          </table:table-cell>
          <table:table-cell table:style-name="ce2" table:formula="of:=AVERAGE([.D35:.D44])" office:value-type="float" office:value="24853.9" calcext:value-type="float">
            <text:p>24853.9</text:p>
          </table:table-cell>
          <table:table-cell table:style-name="ce2" table:formula="of:=AVERAGE([.E35:.E44])" office:value-type="float" office:value="31774" calcext:value-type="float">
            <text:p>31774.0</text:p>
          </table:table-cell>
          <table:table-cell table:style-name="ce2" table:formula="of:=AVERAGE([.F35:.F44])" office:value-type="float" office:value="7200.011" calcext:value-type="float">
            <text:p>7200.0</text:p>
          </table:table-cell>
          <table:table-cell table:style-name="ce2" table:formula="of:=AVERAGE([.G35:.G44])" office:value-type="float" office:value="3763407.4" calcext:value-type="float">
            <text:p>3763407.4</text:p>
          </table:table-cell>
          <table:table-cell table:style-name="ce2" table:formula="of:=AVERAGE([.H35:.H44])" office:value-type="float" office:value="803.409736369" calcext:value-type="float">
            <text:p>803.4</text:p>
          </table:table-cell>
          <table:table-cell table:style-name="ce2" table:formula="of:=AVERAGE([.I35:.I44])" office:value-type="float" office:value="411.592946965" calcext:value-type="float">
            <text:p>411.6</text:p>
          </table:table-cell>
          <table:table-cell table:style-name="ce2" table:formula="of:=AVERAGE([.J35:.J44])" office:value-type="float" office:value="47.125752133366" calcext:value-type="float">
            <text:p>47.1</text:p>
          </table:table-cell>
          <table:table-cell table:style-name="ce2" table:formula="of:=AVERAGE([.K35:.K44])" office:value-type="float" office:value="5272.9" calcext:value-type="float">
            <text:p>5272.9</text:p>
          </table:table-cell>
          <table:table-cell/>
          <table:table-cell office:value-type="float" office:value="377.36" calcext:value-type="float">
            <text:p>377.4</text:p>
          </table:table-cell>
          <table:table-cell table:formula="of:=([.I45]-[.M45])/[.M45] * 100" office:value-type="float" office:value="9.07169465894636" calcext:value-type="float">
            <text:p>9.1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375.2754" calcext:value-type="float">
            <text:p>1375.3</text:p>
          </table:table-cell>
          <table:table-cell office:value-type="float" office:value="65994" calcext:value-type="float">
            <text:p>65994</text:p>
          </table:table-cell>
          <table:table-cell office:value-type="float" office:value="54398" calcext:value-type="float">
            <text:p>54398</text:p>
          </table:table-cell>
          <table:table-cell office:value-type="float" office:value="81503" calcext:value-type="float">
            <text:p>815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90158" calcext:value-type="float">
            <text:p>1090158</text:p>
          </table:table-cell>
          <table:table-cell office:value-type="float" office:value="1375.2753867" calcext:value-type="float">
            <text:p>1375.3</text:p>
          </table:table-cell>
          <table:table-cell office:value-type="float" office:value="422.28392073" calcext:value-type="float">
            <text:p>422.3</text:p>
          </table:table-cell>
          <table:table-cell table:formula="of:=([.H46]-[.I46])/[.H46]*100" office:value-type="float" office:value="69.2945918458354" calcext:value-type="float">
            <text:p>69.3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406" calcext:value-type="float">
            <text:p>406.0</text:p>
          </table:table-cell>
          <table:table-cell table:formula="of:=([.I46]-[.M46])/[.M46] * 100" office:value-type="float" office:value="4.0108179137931" calcext:value-type="float">
            <text:p>4.0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904.9974" calcext:value-type="float">
            <text:p>905.0</text:p>
          </table:table-cell>
          <table:table-cell office:value-type="float" office:value="63201" calcext:value-type="float">
            <text:p>63201</text:p>
          </table:table-cell>
          <table:table-cell office:value-type="float" office:value="52118" calcext:value-type="float">
            <text:p>52118</text:p>
          </table:table-cell>
          <table:table-cell office:value-type="float" office:value="77970" calcext:value-type="float">
            <text:p>7797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96172" calcext:value-type="float">
            <text:p>496172</text:p>
          </table:table-cell>
          <table:table-cell office:value-type="float" office:value="904.99735" calcext:value-type="float">
            <text:p>905.0</text:p>
          </table:table-cell>
          <table:table-cell office:value-type="float" office:value="427.14561414" calcext:value-type="float">
            <text:p>427.1</text:p>
          </table:table-cell>
          <table:table-cell table:formula="of:=([.H47]-[.I47])/[.H47]*100" office:value-type="float" office:value="52.8014513920952" calcext:value-type="float">
            <text:p>52.8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411.9" calcext:value-type="float">
            <text:p>411.9</text:p>
          </table:table-cell>
          <table:table-cell table:formula="of:=([.I47]-[.M47])/[.M47] * 100" office:value-type="float" office:value="3.70129015294976" calcext:value-type="float">
            <text:p>3.7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818.185" calcext:value-type="float">
            <text:p>818.2</text:p>
          </table:table-cell>
          <table:table-cell office:value-type="float" office:value="63571" calcext:value-type="float">
            <text:p>63571</text:p>
          </table:table-cell>
          <table:table-cell office:value-type="float" office:value="52381" calcext:value-type="float">
            <text:p>52381</text:p>
          </table:table-cell>
          <table:table-cell office:value-type="float" office:value="76531" calcext:value-type="float">
            <text:p>76531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966726" calcext:value-type="float">
            <text:p>966726</text:p>
          </table:table-cell>
          <table:table-cell office:value-type="float" office:value="818.18502667" calcext:value-type="float">
            <text:p>818.2</text:p>
          </table:table-cell>
          <table:table-cell office:value-type="float" office:value="448.02948337" calcext:value-type="float">
            <text:p>448.0</text:p>
          </table:table-cell>
          <table:table-cell table:formula="of:=([.H48]-[.I48])/[.H48]*100" office:value-type="float" office:value="45.2410556578537" calcext:value-type="float">
            <text:p>45.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437.2" calcext:value-type="float">
            <text:p>437.2</text:p>
          </table:table-cell>
          <table:table-cell table:formula="of:=([.I48]-[.M48])/[.M48] * 100" office:value-type="float" office:value="2.47700900503202" calcext:value-type="float">
            <text:p>2.5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732.726" calcext:value-type="float">
            <text:p>732.7</text:p>
          </table:table-cell>
          <table:table-cell office:value-type="float" office:value="74154" calcext:value-type="float">
            <text:p>74154</text:p>
          </table:table-cell>
          <table:table-cell office:value-type="float" office:value="60928" calcext:value-type="float">
            <text:p>60928</text:p>
          </table:table-cell>
          <table:table-cell office:value-type="float" office:value="90416" calcext:value-type="float">
            <text:p>9041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31871" calcext:value-type="float">
            <text:p>431871</text:p>
          </table:table-cell>
          <table:table-cell office:value-type="float" office:value="732.72603333" calcext:value-type="float">
            <text:p>732.7</text:p>
          </table:table-cell>
          <table:table-cell office:value-type="float" office:value="398.23572371" calcext:value-type="float">
            <text:p>398.2</text:p>
          </table:table-cell>
          <table:table-cell table:formula="of:=([.H49]-[.I49])/[.H49]*100" office:value-type="float" office:value="45.6501194723287" calcext:value-type="float">
            <text:p>45.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384.3" calcext:value-type="float">
            <text:p>384.3</text:p>
          </table:table-cell>
          <table:table-cell table:formula="of:=([.I49]-[.M49])/[.M49] * 100" office:value-type="float" office:value="3.62626169919334" calcext:value-type="float">
            <text:p>3.6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810.7035" calcext:value-type="float">
            <text:p>810.7</text:p>
          </table:table-cell>
          <table:table-cell office:value-type="float" office:value="69246" calcext:value-type="float">
            <text:p>69246</text:p>
          </table:table-cell>
          <table:table-cell office:value-type="float" office:value="57702" calcext:value-type="float">
            <text:p>57702</text:p>
          </table:table-cell>
          <table:table-cell office:value-type="float" office:value="82731" calcext:value-type="float">
            <text:p>8273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76745" calcext:value-type="float">
            <text:p>576745</text:p>
          </table:table-cell>
          <table:table-cell office:value-type="float" office:value="810.70346333" calcext:value-type="float">
            <text:p>810.7</text:p>
          </table:table-cell>
          <table:table-cell office:value-type="float" office:value="405.60824977" calcext:value-type="float">
            <text:p>405.6</text:p>
          </table:table-cell>
          <table:table-cell table:formula="of:=([.H50]-[.I50])/[.H50]*100" office:value-type="float" office:value="49.9683585778768" calcext:value-type="float">
            <text:p>50.0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392.4" calcext:value-type="float">
            <text:p>392.4</text:p>
          </table:table-cell>
          <table:table-cell table:formula="of:=([.I50]-[.M50])/[.M50] * 100" office:value-type="float" office:value="3.36601676095821" calcext:value-type="float">
            <text:p>3.4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814.0202" calcext:value-type="float">
            <text:p>814.0</text:p>
          </table:table-cell>
          <table:table-cell office:value-type="float" office:value="68785" calcext:value-type="float">
            <text:p>68785</text:p>
          </table:table-cell>
          <table:table-cell office:value-type="float" office:value="56896" calcext:value-type="float">
            <text:p>56896</text:p>
          </table:table-cell>
          <table:table-cell office:value-type="float" office:value="84422" calcext:value-type="float">
            <text:p>8442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34869" calcext:value-type="float">
            <text:p>434869</text:p>
          </table:table-cell>
          <table:table-cell office:value-type="float" office:value="814.02021" calcext:value-type="float">
            <text:p>814.0</text:p>
          </table:table-cell>
          <table:table-cell office:value-type="float" office:value="407.71203246" calcext:value-type="float">
            <text:p>407.7</text:p>
          </table:table-cell>
          <table:table-cell table:formula="of:=([.H51]-[.I51])/[.H51]*100" office:value-type="float" office:value="49.9137702662198" calcext:value-type="float">
            <text:p>49.9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390.2" calcext:value-type="float">
            <text:p>390.2</text:p>
          </table:table-cell>
          <table:table-cell table:formula="of:=([.I51]-[.M51])/[.M51] * 100" office:value-type="float" office:value="4.48796321373655" calcext:value-type="float">
            <text:p>4.5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735.7689" calcext:value-type="float">
            <text:p>735.8</text:p>
          </table:table-cell>
          <table:table-cell office:value-type="float" office:value="78316" calcext:value-type="float">
            <text:p>78316</text:p>
          </table:table-cell>
          <table:table-cell office:value-type="float" office:value="64954" calcext:value-type="float">
            <text:p>64954</text:p>
          </table:table-cell>
          <table:table-cell office:value-type="float" office:value="98360" calcext:value-type="float">
            <text:p>9836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48783" calcext:value-type="float">
            <text:p>848783</text:p>
          </table:table-cell>
          <table:table-cell office:value-type="float" office:value="735.76893" calcext:value-type="float">
            <text:p>735.8</text:p>
          </table:table-cell>
          <table:table-cell office:value-type="float" office:value="387.31288908" calcext:value-type="float">
            <text:p>387.3</text:p>
          </table:table-cell>
          <table:table-cell table:formula="of:=([.H52]-[.I52])/[.H52]*100" office:value-type="float" office:value="47.3594394533621" calcext:value-type="float">
            <text:p>47.4</text:p>
          </table:table-cell>
          <table:table-cell office:value-type="float" office:value="1180" calcext:value-type="float">
            <text:p>1,180</text:p>
          </table:table-cell>
          <table:table-cell/>
          <table:table-cell office:value-type="float" office:value="374.4" calcext:value-type="float">
            <text:p>374.4</text:p>
          </table:table-cell>
          <table:table-cell table:formula="of:=([.I52]-[.M52])/[.M52] * 100" office:value-type="float" office:value="3.44895541666667" calcext:value-type="float">
            <text:p>3.4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761.7998" calcext:value-type="float">
            <text:p>761.8</text:p>
          </table:table-cell>
          <table:table-cell office:value-type="float" office:value="66371" calcext:value-type="float">
            <text:p>66371</text:p>
          </table:table-cell>
          <table:table-cell office:value-type="float" office:value="53990" calcext:value-type="float">
            <text:p>53990</text:p>
          </table:table-cell>
          <table:table-cell office:value-type="float" office:value="79565" calcext:value-type="float">
            <text:p>7956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86444" calcext:value-type="float">
            <text:p>286444</text:p>
          </table:table-cell>
          <table:table-cell office:value-type="float" office:value="761.79983667" calcext:value-type="float">
            <text:p>761.8</text:p>
          </table:table-cell>
          <table:table-cell office:value-type="float" office:value="426.93284639" calcext:value-type="float">
            <text:p>426.9</text:p>
          </table:table-cell>
          <table:table-cell table:formula="of:=([.H53]-[.I53])/[.H53]*100" office:value-type="float" office:value="43.9573460324932" calcext:value-type="float">
            <text:p>44.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407.7" calcext:value-type="float">
            <text:p>407.7</text:p>
          </table:table-cell>
          <table:table-cell table:formula="of:=([.I53]-[.M53])/[.M53] * 100" office:value-type="float" office:value="4.7174016163846" calcext:value-type="float">
            <text:p>4.7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969.5604" calcext:value-type="float">
            <text:p>969.6</text:p>
          </table:table-cell>
          <table:table-cell office:value-type="float" office:value="59105" calcext:value-type="float">
            <text:p>59105</text:p>
          </table:table-cell>
          <table:table-cell office:value-type="float" office:value="50153" calcext:value-type="float">
            <text:p>50153</text:p>
          </table:table-cell>
          <table:table-cell office:value-type="float" office:value="70446" calcext:value-type="float">
            <text:p>7044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26882" calcext:value-type="float">
            <text:p>426882</text:p>
          </table:table-cell>
          <table:table-cell office:value-type="float" office:value="969.56043333" calcext:value-type="float">
            <text:p>969.6</text:p>
          </table:table-cell>
          <table:table-cell office:value-type="float" office:value="433.39951662" calcext:value-type="float">
            <text:p>433.4</text:p>
          </table:table-cell>
          <table:table-cell table:formula="of:=([.H54]-[.I54])/[.H54]*100" office:value-type="float" office:value="55.2993808615447" calcext:value-type="float">
            <text:p>55.3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422.1" calcext:value-type="float">
            <text:p>422.1</text:p>
          </table:table-cell>
          <table:table-cell table:formula="of:=([.I54]-[.M54])/[.M54] * 100" office:value-type="float" office:value="2.67697621890546" calcext:value-type="float">
            <text:p>2.7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867.1822" calcext:value-type="float">
            <text:p>867.2</text:p>
          </table:table-cell>
          <table:table-cell office:value-type="float" office:value="65545" calcext:value-type="float">
            <text:p>65545</text:p>
          </table:table-cell>
          <table:table-cell office:value-type="float" office:value="52635" calcext:value-type="float">
            <text:p>52635</text:p>
          </table:table-cell>
          <table:table-cell office:value-type="float" office:value="81032" calcext:value-type="float">
            <text:p>81032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23961" calcext:value-type="float">
            <text:p>323961</text:p>
          </table:table-cell>
          <table:table-cell office:value-type="float" office:value="867.18218" calcext:value-type="float">
            <text:p>867.2</text:p>
          </table:table-cell>
          <table:table-cell office:value-type="float" office:value="443.12421588" calcext:value-type="float">
            <text:p>443.1</text:p>
          </table:table-cell>
          <table:table-cell table:formula="of:=([.H55]-[.I55])/[.H55]*100" office:value-type="float" office:value="48.9006778391133" calcext:value-type="float">
            <text:p>48.9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419.1" calcext:value-type="float">
            <text:p>419.1</text:p>
          </table:table-cell>
          <table:table-cell table:formula="of:=([.I55]-[.M55])/[.M55] * 100" office:value-type="float" office:value="5.73233497494631" calcext:value-type="float">
            <text:p>5.7</text:p>
          </table:table-cell>
        </table:table-row>
        <table:table-row table:style-name="ro1">
          <table:table-cell/>
          <table:table-cell table:style-name="ce2" table:formula="of:=AVERAGE([.B46:.B55])" office:value-type="float" office:value="879.02188" calcext:value-type="float">
            <text:p>879.0</text:p>
          </table:table-cell>
          <table:table-cell table:style-name="ce2" table:formula="of:=AVERAGE([.C46:.C55])" office:value-type="float" office:value="67428.8" calcext:value-type="float">
            <text:p>67428.8</text:p>
          </table:table-cell>
          <table:table-cell table:style-name="ce2" table:formula="of:=AVERAGE([.D46:.D55])" office:value-type="float" office:value="55615.5" calcext:value-type="float">
            <text:p>55615.5</text:p>
          </table:table-cell>
          <table:table-cell table:style-name="ce2" table:formula="of:=AVERAGE([.E46:.E55])" office:value-type="float" office:value="82297.6" calcext:value-type="float">
            <text:p>82297.6</text:p>
          </table:table-cell>
          <table:table-cell table:style-name="ce2" table:formula="of:=AVERAGE([.F46:.F55])" office:value-type="float" office:value="7200.018" calcext:value-type="float">
            <text:p>7200.0</text:p>
          </table:table-cell>
          <table:table-cell table:style-name="ce2" table:formula="of:=AVERAGE([.G46:.G55])" office:value-type="float" office:value="588261.1" calcext:value-type="float">
            <text:p>588261.1</text:p>
          </table:table-cell>
          <table:table-cell table:style-name="ce2" table:formula="of:=AVERAGE([.H46:.H55])" office:value-type="float" office:value="879.021885003" calcext:value-type="float">
            <text:p>879.0</text:p>
          </table:table-cell>
          <table:table-cell table:style-name="ce2" table:formula="of:=AVERAGE([.I46:.I55])" office:value-type="float" office:value="419.978449215" calcext:value-type="float">
            <text:p>420.0</text:p>
          </table:table-cell>
          <table:table-cell table:style-name="ce2" table:formula="of:=AVERAGE([.J46:.J55])" office:value-type="float" office:value="50.8386191398723" calcext:value-type="float">
            <text:p>50.8</text:p>
          </table:table-cell>
          <table:table-cell table:style-name="ce2" table:formula="of:=AVERAGE([.K46:.K55])" office:value-type="float" office:value="765.8" calcext:value-type="float">
            <text:p>765.8</text:p>
          </table:table-cell>
          <table:table-cell/>
          <table:table-cell office:value-type="float" office:value="404.53" calcext:value-type="float">
            <text:p>404.5</text:p>
          </table:table-cell>
          <table:table-cell table:formula="of:=([.I56]-[.M56])/[.M56] * 100" office:value-type="float" office:value="3.81886367265717" calcext:value-type="float">
            <text:p>3.8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504.1153" calcext:value-type="float">
            <text:p>1504.1</text:p>
          </table:table-cell>
          <table:table-cell office:value-type="float" office:value="415439" calcext:value-type="float">
            <text:p>415439</text:p>
          </table:table-cell>
          <table:table-cell office:value-type="float" office:value="338619" calcext:value-type="float">
            <text:p>338619</text:p>
          </table:table-cell>
          <table:table-cell office:value-type="float" office:value="674276" calcext:value-type="float">
            <text:p>674276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462341" calcext:value-type="float">
            <text:p>462341</text:p>
          </table:table-cell>
          <table:table-cell office:value-type="float" office:value="1504.1152867" calcext:value-type="float">
            <text:p>1504.1</text:p>
          </table:table-cell>
          <table:table-cell office:value-type="float" office:value="547.40838967" calcext:value-type="float">
            <text:p>547.4</text:p>
          </table:table-cell>
          <table:table-cell table:formula="of:=([.H57]-[.I57])/[.H57]*100" office:value-type="float" office:value="63.6059553073885" calcext:value-type="float">
            <text:p>63.6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445.1" calcext:value-type="float">
            <text:p>445.1</text:p>
          </table:table-cell>
          <table:table-cell table:formula="of:=([.I57]-[.M57])/[.M57] * 100" office:value-type="float" office:value="22.9854840867221" calcext:value-type="float">
            <text:p>23.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459.5231" calcext:value-type="float">
            <text:p>1459.5</text:p>
          </table:table-cell>
          <table:table-cell office:value-type="float" office:value="435965" calcext:value-type="float">
            <text:p>435965</text:p>
          </table:table-cell>
          <table:table-cell office:value-type="float" office:value="356103" calcext:value-type="float">
            <text:p>356103</text:p>
          </table:table-cell>
          <table:table-cell office:value-type="float" office:value="722989" calcext:value-type="float">
            <text:p>722989</text:p>
          </table:table-cell>
          <table:table-cell office:value-type="float" office:value="7200.18" calcext:value-type="float">
            <text:p>7200.18</text:p>
          </table:table-cell>
          <table:table-cell office:value-type="float" office:value="241045" calcext:value-type="float">
            <text:p>241045</text:p>
          </table:table-cell>
          <table:table-cell office:value-type="float" office:value="1459.5230667" calcext:value-type="float">
            <text:p>1459.5</text:p>
          </table:table-cell>
          <table:table-cell office:value-type="float" office:value="536.97258522" calcext:value-type="float">
            <text:p>537.0</text:p>
          </table:table-cell>
          <table:table-cell table:formula="of:=([.H58]-[.I58])/[.H58]*100" office:value-type="float" office:value="63.209037426582" calcext:value-type="float">
            <text:p>63.2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457.9" calcext:value-type="float">
            <text:p>457.9</text:p>
          </table:table-cell>
          <table:table-cell table:formula="of:=([.I58]-[.M58])/[.M58] * 100" office:value-type="float" office:value="17.2685270189998" calcext:value-type="float">
            <text:p>17.3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327.8925" calcext:value-type="float">
            <text:p>1327.9</text:p>
          </table:table-cell>
          <table:table-cell office:value-type="float" office:value="419146" calcext:value-type="float">
            <text:p>419146</text:p>
          </table:table-cell>
          <table:table-cell office:value-type="float" office:value="342596" calcext:value-type="float">
            <text:p>342596</text:p>
          </table:table-cell>
          <table:table-cell office:value-type="float" office:value="682728" calcext:value-type="float">
            <text:p>682728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319435" calcext:value-type="float">
            <text:p>319435</text:p>
          </table:table-cell>
          <table:table-cell office:value-type="float" office:value="1327.8925" calcext:value-type="float">
            <text:p>1327.9</text:p>
          </table:table-cell>
          <table:table-cell office:value-type="float" office:value="545.30863456" calcext:value-type="float">
            <text:p>545.3</text:p>
          </table:table-cell>
          <table:table-cell table:formula="of:=([.H59]-[.I59])/[.H59]*100" office:value-type="float" office:value="58.9342785986064" calcext:value-type="float">
            <text:p>58.9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1.8" calcext:value-type="float">
            <text:p>481.8</text:p>
          </table:table-cell>
          <table:table-cell table:formula="of:=([.I59]-[.M59])/[.M59] * 100" office:value-type="float" office:value="13.1815347779161" calcext:value-type="float">
            <text:p>13.2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162.7688" calcext:value-type="float">
            <text:p>1162.8</text:p>
          </table:table-cell>
          <table:table-cell office:value-type="float" office:value="485489" calcext:value-type="float">
            <text:p>485489</text:p>
          </table:table-cell>
          <table:table-cell office:value-type="float" office:value="393956" calcext:value-type="float">
            <text:p>393956</text:p>
          </table:table-cell>
          <table:table-cell office:value-type="float" office:value="856620" calcext:value-type="float">
            <text:p>856620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141308" calcext:value-type="float">
            <text:p>141308</text:p>
          </table:table-cell>
          <table:table-cell office:value-type="float" office:value="1162.76884" calcext:value-type="float">
            <text:p>1162.8</text:p>
          </table:table-cell>
          <table:table-cell office:value-type="float" office:value="519.60049603" calcext:value-type="float">
            <text:p>519.6</text:p>
          </table:table-cell>
          <table:table-cell table:formula="of:=([.H60]-[.I60])/[.H60]*100" office:value-type="float" office:value="55.3135173427936" calcext:value-type="float">
            <text:p>55.3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417.4" calcext:value-type="float">
            <text:p>417.4</text:p>
          </table:table-cell>
          <table:table-cell table:formula="of:=([.I60]-[.M60])/[.M60] * 100" office:value-type="float" office:value="24.4850254024916" calcext:value-type="float">
            <text:p>24.5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391.9313" calcext:value-type="float">
            <text:p>1391.9</text:p>
          </table:table-cell>
          <table:table-cell office:value-type="float" office:value="484712" calcext:value-type="float">
            <text:p>484712</text:p>
          </table:table-cell>
          <table:table-cell office:value-type="float" office:value="391512" calcext:value-type="float">
            <text:p>391512</text:p>
          </table:table-cell>
          <table:table-cell office:value-type="float" office:value="824116" calcext:value-type="float">
            <text:p>824116</text:p>
          </table:table-cell>
          <table:table-cell office:value-type="float" office:value="7200.2" calcext:value-type="float">
            <text:p>7200.2</text:p>
          </table:table-cell>
          <table:table-cell office:value-type="float" office:value="232032" calcext:value-type="float">
            <text:p>232032</text:p>
          </table:table-cell>
          <table:table-cell office:value-type="float" office:value="1391.9313033" calcext:value-type="float">
            <text:p>1391.9</text:p>
          </table:table-cell>
          <table:table-cell office:value-type="float" office:value="531.80071663" calcext:value-type="float">
            <text:p>531.8</text:p>
          </table:table-cell>
          <table:table-cell table:formula="of:=([.H61]-[.I61])/[.H61]*100" office:value-type="float" office:value="61.794040024159" calcext:value-type="float">
            <text:p>61.8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452.3" calcext:value-type="float">
            <text:p>452.3</text:p>
          </table:table-cell>
          <table:table-cell table:formula="of:=([.I61]-[.M61])/[.M61] * 100" office:value-type="float" office:value="17.5769879792173" calcext:value-type="float">
            <text:p>17.6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441.2972" calcext:value-type="float">
            <text:p>1441.3</text:p>
          </table:table-cell>
          <table:table-cell office:value-type="float" office:value="364034" calcext:value-type="float">
            <text:p>364034</text:p>
          </table:table-cell>
          <table:table-cell office:value-type="float" office:value="302902" calcext:value-type="float">
            <text:p>302902</text:p>
          </table:table-cell>
          <table:table-cell office:value-type="float" office:value="582071" calcext:value-type="float">
            <text:p>582071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248854" calcext:value-type="float">
            <text:p>248854</text:p>
          </table:table-cell>
          <table:table-cell office:value-type="float" office:value="1441.29719" calcext:value-type="float">
            <text:p>1441.3</text:p>
          </table:table-cell>
          <table:table-cell office:value-type="float" office:value="508.74718179" calcext:value-type="float">
            <text:p>508.7</text:p>
          </table:table-cell>
          <table:table-cell table:formula="of:=([.H62]-[.I62])/[.H62]*100" office:value-type="float" office:value="64.7021318490186" calcext:value-type="float">
            <text:p>64.7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367.1" calcext:value-type="float">
            <text:p>367.1</text:p>
          </table:table-cell>
          <table:table-cell table:formula="of:=([.I62]-[.M62])/[.M62] * 100" office:value-type="float" office:value="38.5854485943884" calcext:value-type="float">
            <text:p>38.6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177.9363" calcext:value-type="float">
            <text:p>1177.9</text:p>
          </table:table-cell>
          <table:table-cell office:value-type="float" office:value="519958" calcext:value-type="float">
            <text:p>519958</text:p>
          </table:table-cell>
          <table:table-cell office:value-type="float" office:value="424421" calcext:value-type="float">
            <text:p>424421</text:p>
          </table:table-cell>
          <table:table-cell office:value-type="float" office:value="895342" calcext:value-type="float">
            <text:p>895342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234994" calcext:value-type="float">
            <text:p>234994</text:p>
          </table:table-cell>
          <table:table-cell office:value-type="float" office:value="1177.9363067" calcext:value-type="float">
            <text:p>1177.9</text:p>
          </table:table-cell>
          <table:table-cell office:value-type="float" office:value="507.81239997" calcext:value-type="float">
            <text:p>507.8</text:p>
          </table:table-cell>
          <table:table-cell table:formula="of:=([.H63]-[.I63])/[.H63]*100" office:value-type="float" office:value="56.8896554863275" calcext:value-type="float">
            <text:p>56.9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408.1" calcext:value-type="float">
            <text:p>408.1</text:p>
          </table:table-cell>
          <table:table-cell table:formula="of:=([.I63]-[.M63])/[.M63] * 100" office:value-type="float" office:value="24.4333251580495" calcext:value-type="float">
            <text:p>24.4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169.1811" calcext:value-type="float">
            <text:p>1169.2</text:p>
          </table:table-cell>
          <table:table-cell office:value-type="float" office:value="412330" calcext:value-type="float">
            <text:p>412330</text:p>
          </table:table-cell>
          <table:table-cell office:value-type="float" office:value="331897" calcext:value-type="float">
            <text:p>331897</text:p>
          </table:table-cell>
          <table:table-cell office:value-type="float" office:value="704680" calcext:value-type="float">
            <text:p>704680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88421" calcext:value-type="float">
            <text:p>188421</text:p>
          </table:table-cell>
          <table:table-cell office:value-type="float" office:value="1169.18108" calcext:value-type="float">
            <text:p>1169.2</text:p>
          </table:table-cell>
          <table:table-cell office:value-type="float" office:value="529.51887339" calcext:value-type="float">
            <text:p>529.5</text:p>
          </table:table-cell>
          <table:table-cell table:formula="of:=([.H64]-[.I64])/[.H64]*100" office:value-type="float" office:value="54.7102769239133" calcext:value-type="float">
            <text:p>54.7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454.3" calcext:value-type="float">
            <text:p>454.3</text:p>
          </table:table-cell>
          <table:table-cell table:formula="of:=([.I64]-[.M64])/[.M64] * 100" office:value-type="float" office:value="16.557092976007" calcext:value-type="float">
            <text:p>16.6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346.6826" calcext:value-type="float">
            <text:p>1346.7</text:p>
          </table:table-cell>
          <table:table-cell office:value-type="float" office:value="437889" calcext:value-type="float">
            <text:p>437889</text:p>
          </table:table-cell>
          <table:table-cell office:value-type="float" office:value="354031" calcext:value-type="float">
            <text:p>354031</text:p>
          </table:table-cell>
          <table:table-cell office:value-type="float" office:value="760605" calcext:value-type="float">
            <text:p>760605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222053" calcext:value-type="float">
            <text:p>222053</text:p>
          </table:table-cell>
          <table:table-cell office:value-type="float" office:value="1346.68256" calcext:value-type="float">
            <text:p>1346.7</text:p>
          </table:table-cell>
          <table:table-cell office:value-type="float" office:value="538.31052223" calcext:value-type="float">
            <text:p>538.3</text:p>
          </table:table-cell>
          <table:table-cell table:formula="of:=([.H65]-[.I65])/[.H65]*100" office:value-type="float" office:value="60.0269181305801" calcext:value-type="float">
            <text:p>60.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426.8" calcext:value-type="float">
            <text:p>426.8</text:p>
          </table:table-cell>
          <table:table-cell table:formula="of:=([.I65]-[.M65])/[.M65] * 100" office:value-type="float" office:value="26.1271139245548" calcext:value-type="float">
            <text:p>26.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470.0154" calcext:value-type="float">
            <text:p>1470.0</text:p>
          </table:table-cell>
          <table:table-cell office:value-type="float" office:value="480204" calcext:value-type="float">
            <text:p>480204</text:p>
          </table:table-cell>
          <table:table-cell office:value-type="float" office:value="388723" calcext:value-type="float">
            <text:p>388723</text:p>
          </table:table-cell>
          <table:table-cell office:value-type="float" office:value="806871" calcext:value-type="float">
            <text:p>806871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78498" calcext:value-type="float">
            <text:p>378498</text:p>
          </table:table-cell>
          <table:table-cell office:value-type="float" office:value="1470.0153833" calcext:value-type="float">
            <text:p>1470.0</text:p>
          </table:table-cell>
          <table:table-cell office:value-type="float" office:value="539.73006187" calcext:value-type="float">
            <text:p>539.7</text:p>
          </table:table-cell>
          <table:table-cell table:formula="of:=([.H66]-[.I66])/[.H66]*100" office:value-type="float" office:value="63.2840534866803" calcext:value-type="float">
            <text:p>63.3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441.8" calcext:value-type="float">
            <text:p>441.8</text:p>
          </table:table-cell>
          <table:table-cell table:formula="of:=([.I66]-[.M66])/[.M66] * 100" office:value-type="float" office:value="22.1661525282933" calcext:value-type="float">
            <text:p>22.2</text:p>
          </table:table-cell>
        </table:table-row>
        <table:table-row table:style-name="ro1">
          <table:table-cell/>
          <table:table-cell table:style-name="ce2" table:formula="of:=AVERAGE([.B57:.B66])" office:value-type="float" office:value="1345.13436" calcext:value-type="float">
            <text:p>1345.1</text:p>
          </table:table-cell>
          <table:table-cell table:style-name="ce2" table:formula="of:=AVERAGE([.C57:.C66])" office:value-type="float" office:value="445516.6" calcext:value-type="float">
            <text:p>445516.6</text:p>
          </table:table-cell>
          <table:table-cell table:style-name="ce2" table:formula="of:=AVERAGE([.D57:.D66])" office:value-type="float" office:value="362476" calcext:value-type="float">
            <text:p>362476.0</text:p>
          </table:table-cell>
          <table:table-cell table:style-name="ce2" table:formula="of:=AVERAGE([.E57:.E66])" office:value-type="float" office:value="751029.8" calcext:value-type="float">
            <text:p>751029.8</text:p>
          </table:table-cell>
          <table:table-cell table:style-name="ce2" table:formula="of:=AVERAGE([.F57:.F66])" office:value-type="float" office:value="7200.185" calcext:value-type="float">
            <text:p>7200.2</text:p>
          </table:table-cell>
          <table:table-cell table:style-name="ce2" table:formula="of:=AVERAGE([.G57:.G66])" office:value-type="float" office:value="266898.1" calcext:value-type="float">
            <text:p>266898.1</text:p>
          </table:table-cell>
          <table:table-cell table:style-name="ce2" table:formula="of:=AVERAGE([.H57:.H66])" office:value-type="float" office:value="1345.13435167" calcext:value-type="float">
            <text:p>1345.1</text:p>
          </table:table-cell>
          <table:table-cell table:style-name="ce2" table:formula="of:=AVERAGE([.I57:.I66])" office:value-type="float" office:value="530.520986136" calcext:value-type="float">
            <text:p>530.5</text:p>
          </table:table-cell>
          <table:table-cell table:style-name="ce2" table:formula="of:=AVERAGE([.J57:.J66])" office:value-type="float" office:value="60.2469864576049" calcext:value-type="float">
            <text:p>60.2</text:p>
          </table:table-cell>
          <table:table-cell table:style-name="ce2" table:formula="of:=AVERAGE([.K57:.K66])" office:value-type="float" office:value="506.5" calcext:value-type="float">
            <text:p>506.5</text:p>
          </table:table-cell>
          <table:table-cell/>
          <table:table-cell office:value-type="float" office:value="435.26" calcext:value-type="float">
            <text:p>435.3</text:p>
          </table:table-cell>
          <table:table-cell table:formula="of:=([.I67]-[.M67])/[.M67] * 100" office:value-type="float" office:value="21.8859959876855" calcext:value-type="float">
            <text:p>21.9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2036.9794" calcext:value-type="float">
            <text:p>2037.0</text:p>
          </table:table-cell>
          <table:table-cell office:value-type="float" office:value="1316360" calcext:value-type="float">
            <text:p>1316360</text:p>
          </table:table-cell>
          <table:table-cell office:value-type="float" office:value="1068000" calcext:value-type="float">
            <text:p>1068000</text:p>
          </table:table-cell>
          <table:table-cell office:value-type="float" office:value="2620577" calcext:value-type="float">
            <text:p>2620577</text:p>
          </table:table-cell>
          <table:table-cell office:value-type="float" office:value="7200.56" calcext:value-type="float">
            <text:p>7200.56</text:p>
          </table:table-cell>
          <table:table-cell office:value-type="float" office:value="277758" calcext:value-type="float">
            <text:p>277758</text:p>
          </table:table-cell>
          <table:table-cell office:value-type="float" office:value="2036.9793633" calcext:value-type="float">
            <text:p>2037.0</text:p>
          </table:table-cell>
          <table:table-cell office:value-type="float" office:value="579.48827986" calcext:value-type="float">
            <text:p>579.5</text:p>
          </table:table-cell>
          <table:table-cell table:formula="of:=([.H68]-[.I68])/[.H68]*100" office:value-type="float" office:value="71.5515880867245" calcext:value-type="float">
            <text:p>71.6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455" calcext:value-type="float">
            <text:p>455.0</text:p>
          </table:table-cell>
          <table:table-cell table:formula="of:=([.I68]-[.M68])/[.M68] * 100" office:value-type="float" office:value="27.3600615076923" calcext:value-type="float">
            <text:p>27.4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2083.8907" calcext:value-type="float">
            <text:p>2083.9</text:p>
          </table:table-cell>
          <table:table-cell office:value-type="float" office:value="1461905" calcext:value-type="float">
            <text:p>1461905</text:p>
          </table:table-cell>
          <table:table-cell office:value-type="float" office:value="1170650" calcext:value-type="float">
            <text:p>1170650</text:p>
          </table:table-cell>
          <table:table-cell office:value-type="float" office:value="3022244" calcext:value-type="float">
            <text:p>3022244</text:p>
          </table:table-cell>
          <table:table-cell office:value-type="float" office:value="7200.21" calcext:value-type="float">
            <text:p>7200.21</text:p>
          </table:table-cell>
          <table:table-cell office:value-type="float" office:value="148090" calcext:value-type="float">
            <text:p>148090</text:p>
          </table:table-cell>
          <table:table-cell office:value-type="float" office:value="2083.89072" calcext:value-type="float">
            <text:p>2083.9</text:p>
          </table:table-cell>
          <table:table-cell office:value-type="float" office:value="602.84141107" calcext:value-type="float">
            <text:p>602.8</text:p>
          </table:table-cell>
          <table:table-cell table:formula="of:=([.H69]-[.I69])/[.H69]*100" office:value-type="float" office:value="71.071352001126" calcext:value-type="float">
            <text:p>71.1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463.1" calcext:value-type="float">
            <text:p>463.1</text:p>
          </table:table-cell>
          <table:table-cell table:formula="of:=([.I69]-[.M69])/[.M69] * 100" office:value-type="float" office:value="30.1752129280933" calcext:value-type="float">
            <text:p>30.2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608.1933" calcext:value-type="float">
            <text:p>1608.2</text:p>
          </table:table-cell>
          <table:table-cell office:value-type="float" office:value="1233612" calcext:value-type="float">
            <text:p>1233612</text:p>
          </table:table-cell>
          <table:table-cell office:value-type="float" office:value="998102" calcext:value-type="float">
            <text:p>998102</text:p>
          </table:table-cell>
          <table:table-cell office:value-type="float" office:value="2450029" calcext:value-type="float">
            <text:p>2450029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222721" calcext:value-type="float">
            <text:p>222721</text:p>
          </table:table-cell>
          <table:table-cell office:value-type="float" office:value="1608.1932733" calcext:value-type="float">
            <text:p>1608.2</text:p>
          </table:table-cell>
          <table:table-cell office:value-type="float" office:value="593.18343578" calcext:value-type="float">
            <text:p>593.2</text:p>
          </table:table-cell>
          <table:table-cell table:formula="of:=([.H70]-[.I70])/[.H70]*100" office:value-type="float" office:value="63.1149162461803" calcext:value-type="float">
            <text:p>63.1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464.3" calcext:value-type="float">
            <text:p>464.3</text:p>
          </table:table-cell>
          <table:table-cell table:formula="of:=([.I70]-[.M70])/[.M70] * 100" office:value-type="float" office:value="27.7586551324575" calcext:value-type="float">
            <text:p>27.8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722.9622" calcext:value-type="float">
            <text:p>1723.0</text:p>
          </table:table-cell>
          <table:table-cell office:value-type="float" office:value="1442855" calcext:value-type="float">
            <text:p>1442855</text:p>
          </table:table-cell>
          <table:table-cell office:value-type="float" office:value="1151044" calcext:value-type="float">
            <text:p>1151044</text:p>
          </table:table-cell>
          <table:table-cell office:value-type="float" office:value="3042685" calcext:value-type="float">
            <text:p>3042685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65789" calcext:value-type="float">
            <text:p>165789</text:p>
          </table:table-cell>
          <table:table-cell office:value-type="float" office:value="1722.9622367" calcext:value-type="float">
            <text:p>1723.0</text:p>
          </table:table-cell>
          <table:table-cell office:value-type="float" office:value="589.6646494" calcext:value-type="float">
            <text:p>589.7</text:p>
          </table:table-cell>
          <table:table-cell table:formula="of:=([.H71]-[.I71])/[.H71]*100" office:value-type="float" office:value="65.7761129733529" calcext:value-type="float">
            <text:p>65.8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float" office:value="461.5" calcext:value-type="float">
            <text:p>461.5</text:p>
          </table:table-cell>
          <table:table-cell table:formula="of:=([.I71]-[.M71])/[.M71] * 100" office:value-type="float" office:value="27.7713216468039" calcext:value-type="float">
            <text:p>27.8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1809.7838" calcext:value-type="float">
            <text:p>1809.8</text:p>
          </table:table-cell>
          <table:table-cell office:value-type="float" office:value="1287136" calcext:value-type="float">
            <text:p>1287136</text:p>
          </table:table-cell>
          <table:table-cell office:value-type="float" office:value="1036475" calcext:value-type="float">
            <text:p>1036475</text:p>
          </table:table-cell>
          <table:table-cell office:value-type="float" office:value="2513509" calcext:value-type="float">
            <text:p>2513509</text:p>
          </table:table-cell>
          <table:table-cell office:value-type="float" office:value="7200.67" calcext:value-type="float">
            <text:p>7200.67</text:p>
          </table:table-cell>
          <table:table-cell office:value-type="float" office:value="165047" calcext:value-type="float">
            <text:p>165047</text:p>
          </table:table-cell>
          <table:table-cell office:value-type="float" office:value="1809.7837767" calcext:value-type="float">
            <text:p>1809.8</text:p>
          </table:table-cell>
          <table:table-cell office:value-type="float" office:value="613.69758244" calcext:value-type="float">
            <text:p>613.7</text:p>
          </table:table-cell>
          <table:table-cell table:formula="of:=([.H72]-[.I72])/[.H72]*100" office:value-type="float" office:value="66.0900053177054" calcext:value-type="float">
            <text:p>66.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49.4" calcext:value-type="float">
            <text:p>449.4</text:p>
          </table:table-cell>
          <table:table-cell table:formula="of:=([.I72]-[.M72])/[.M72] * 100" office:value-type="float" office:value="36.559319635069" calcext:value-type="float">
            <text:p>36.6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949.1449" calcext:value-type="float">
            <text:p>1949.1</text:p>
          </table:table-cell>
          <table:table-cell office:value-type="float" office:value="1489386" calcext:value-type="float">
            <text:p>1489386</text:p>
          </table:table-cell>
          <table:table-cell office:value-type="float" office:value="1177883" calcext:value-type="float">
            <text:p>1177883</text:p>
          </table:table-cell>
          <table:table-cell office:value-type="float" office:value="3213462" calcext:value-type="float">
            <text:p>3213462</text:p>
          </table:table-cell>
          <table:table-cell office:value-type="float" office:value="7201.37" calcext:value-type="float">
            <text:p>7201.37</text:p>
          </table:table-cell>
          <table:table-cell office:value-type="float" office:value="299776" calcext:value-type="float">
            <text:p>299776</text:p>
          </table:table-cell>
          <table:table-cell office:value-type="float" office:value="1949.1449467" calcext:value-type="float">
            <text:p>1949.1</text:p>
          </table:table-cell>
          <table:table-cell office:value-type="float" office:value="580.93373979" calcext:value-type="float">
            <text:p>580.9</text:p>
          </table:table-cell>
          <table:table-cell table:formula="of:=([.H73]-[.I73])/[.H73]*100" office:value-type="float" office:value="70.1954572042705" calcext:value-type="float">
            <text:p>70.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471.5" calcext:value-type="float">
            <text:p>471.5</text:p>
          </table:table-cell>
          <table:table-cell table:formula="of:=([.I73]-[.M73])/[.M73] * 100" office:value-type="float" office:value="23.2097009098621" calcext:value-type="float">
            <text:p>23.2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777.5384" calcext:value-type="float">
            <text:p>1777.5</text:p>
          </table:table-cell>
          <table:table-cell office:value-type="float" office:value="1280072" calcext:value-type="float">
            <text:p>1280072</text:p>
          </table:table-cell>
          <table:table-cell office:value-type="float" office:value="1049769" calcext:value-type="float">
            <text:p>1049769</text:p>
          </table:table-cell>
          <table:table-cell office:value-type="float" office:value="2551090" calcext:value-type="float">
            <text:p>2551090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155394" calcext:value-type="float">
            <text:p>155394</text:p>
          </table:table-cell>
          <table:table-cell office:value-type="float" office:value="1777.5384267" calcext:value-type="float">
            <text:p>1777.5</text:p>
          </table:table-cell>
          <table:table-cell office:value-type="float" office:value="605.02649639" calcext:value-type="float">
            <text:p>605.0</text:p>
          </table:table-cell>
          <table:table-cell table:formula="of:=([.H74]-[.I74])/[.H74]*100" office:value-type="float" office:value="65.9626769637137" calcext:value-type="float">
            <text:p>66.0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459.1" calcext:value-type="float">
            <text:p>459.1</text:p>
          </table:table-cell>
          <table:table-cell table:formula="of:=([.I74]-[.M74])/[.M74] * 100" office:value-type="float" office:value="31.7853400980179" calcext:value-type="float">
            <text:p>31.8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1754.2039" calcext:value-type="float">
            <text:p>1754.2</text:p>
          </table:table-cell>
          <table:table-cell office:value-type="float" office:value="1229685" calcext:value-type="float">
            <text:p>1229685</text:p>
          </table:table-cell>
          <table:table-cell office:value-type="float" office:value="1001137" calcext:value-type="float">
            <text:p>1001137</text:p>
          </table:table-cell>
          <table:table-cell office:value-type="float" office:value="2467870" calcext:value-type="float">
            <text:p>2467870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63313" calcext:value-type="float">
            <text:p>163313</text:p>
          </table:table-cell>
          <table:table-cell office:value-type="float" office:value="1754.2038867" calcext:value-type="float">
            <text:p>1754.2</text:p>
          </table:table-cell>
          <table:table-cell office:value-type="float" office:value="618.84345632" calcext:value-type="float">
            <text:p>618.8</text:p>
          </table:table-cell>
          <table:table-cell table:formula="of:=([.H75]-[.I75])/[.H75]*100" office:value-type="float" office:value="64.7222617044724" calcext:value-type="float">
            <text:p>64.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472.4" calcext:value-type="float">
            <text:p>472.4</text:p>
          </table:table-cell>
          <table:table-cell table:formula="of:=([.I75]-[.M75])/[.M75] * 100" office:value-type="float" office:value="30.9998849110923" calcext:value-type="float">
            <text:p>31.0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2120.5099" calcext:value-type="float">
            <text:p>2120.5</text:p>
          </table:table-cell>
          <table:table-cell office:value-type="float" office:value="1240580" calcext:value-type="float">
            <text:p>1240580</text:p>
          </table:table-cell>
          <table:table-cell office:value-type="float" office:value="989738" calcext:value-type="float">
            <text:p>989738</text:p>
          </table:table-cell>
          <table:table-cell office:value-type="float" office:value="2551844" calcext:value-type="float">
            <text:p>2551844</text:p>
          </table:table-cell>
          <table:table-cell office:value-type="float" office:value="7202.24" calcext:value-type="float">
            <text:p>7202.24</text:p>
          </table:table-cell>
          <table:table-cell office:value-type="float" office:value="176958" calcext:value-type="float">
            <text:p>176958</text:p>
          </table:table-cell>
          <table:table-cell office:value-type="float" office:value="2120.5099167" calcext:value-type="float">
            <text:p>2120.5</text:p>
          </table:table-cell>
          <table:table-cell office:value-type="float" office:value="630.22042665" calcext:value-type="float">
            <text:p>630.2</text:p>
          </table:table-cell>
          <table:table-cell table:formula="of:=([.H76]-[.I76])/[.H76]*100" office:value-type="float" office:value="70.2797698946503" calcext:value-type="float">
            <text:p>70.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3.3" calcext:value-type="float">
            <text:p>473.3</text:p>
          </table:table-cell>
          <table:table-cell table:formula="of:=([.I76]-[.M76])/[.M76] * 100" office:value-type="float" office:value="33.1545376399746" calcext:value-type="float">
            <text:p>33.2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2022.2559" calcext:value-type="float">
            <text:p>2022.3</text:p>
          </table:table-cell>
          <table:table-cell office:value-type="float" office:value="1192978" calcext:value-type="float">
            <text:p>1192978</text:p>
          </table:table-cell>
          <table:table-cell office:value-type="float" office:value="959127" calcext:value-type="float">
            <text:p>959127</text:p>
          </table:table-cell>
          <table:table-cell office:value-type="float" office:value="2319779" calcext:value-type="float">
            <text:p>2319779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137094" calcext:value-type="float">
            <text:p>137094</text:p>
          </table:table-cell>
          <table:table-cell office:value-type="float" office:value="2022.2559333" calcext:value-type="float">
            <text:p>2022.3</text:p>
          </table:table-cell>
          <table:table-cell office:value-type="float" office:value="617.57667548" calcext:value-type="float">
            <text:p>617.6</text:p>
          </table:table-cell>
          <table:table-cell table:formula="of:=([.H77]-[.I77])/[.H77]*100" office:value-type="float" office:value="69.461003164312" calcext:value-type="float">
            <text:p>69.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51.6" calcext:value-type="float">
            <text:p>451.6</text:p>
          </table:table-cell>
          <table:table-cell table:formula="of:=([.I77]-[.M77])/[.M77] * 100" office:value-type="float" office:value="36.7530282285208" calcext:value-type="float">
            <text:p>36.8</text:p>
          </table:table-cell>
        </table:table-row>
        <table:table-row table:style-name="ro1">
          <table:table-cell/>
          <table:table-cell table:style-name="ce2" table:formula="of:=AVERAGE([.B68:.B77])" office:value-type="float" office:value="1888.54624" calcext:value-type="float">
            <text:p>1888.5</text:p>
          </table:table-cell>
          <table:table-cell table:style-name="ce2" table:formula="of:=AVERAGE([.C68:.C77])" office:value-type="float" office:value="1317456.9" calcext:value-type="float">
            <text:p>1317456.9</text:p>
          </table:table-cell>
          <table:table-cell table:style-name="ce2" table:formula="of:=AVERAGE([.D68:.D77])" office:value-type="float" office:value="1060192.5" calcext:value-type="float">
            <text:p>1060192.5</text:p>
          </table:table-cell>
          <table:table-cell table:style-name="ce2" table:formula="of:=AVERAGE([.E68:.E77])" office:value-type="float" office:value="2675308.9" calcext:value-type="float">
            <text:p>2675308.9</text:p>
          </table:table-cell>
          <table:table-cell table:style-name="ce2" table:formula="of:=AVERAGE([.F68:.F77])" office:value-type="float" office:value="7200.705" calcext:value-type="float">
            <text:p>7200.7</text:p>
          </table:table-cell>
          <table:table-cell table:style-name="ce2" table:formula="of:=AVERAGE([.G68:.G77])" office:value-type="float" office:value="191194" calcext:value-type="float">
            <text:p>191194.0</text:p>
          </table:table-cell>
          <table:table-cell table:style-name="ce2" table:formula="of:=AVERAGE([.H68:.H77])" office:value-type="float" office:value="1888.54624801" calcext:value-type="float">
            <text:p>1888.5</text:p>
          </table:table-cell>
          <table:table-cell table:style-name="ce2" table:formula="of:=AVERAGE([.I68:.I77])" office:value-type="float" office:value="603.147615318" calcext:value-type="float">
            <text:p>603.1</text:p>
          </table:table-cell>
          <table:table-cell table:style-name="ce2" table:formula="of:=AVERAGE([.J68:.J77])" office:value-type="float" office:value="67.8225143556508" calcext:value-type="float">
            <text:p>67.8</text:p>
          </table:table-cell>
          <table:table-cell table:style-name="ce2" table:formula="of:=AVERAGE([.K68:.K77])" office:value-type="float" office:value="369.8" calcext:value-type="float">
            <text:p>369.8</text:p>
          </table:table-cell>
          <table:table-cell/>
          <table:table-cell office:value-type="float" office:value="462.12" calcext:value-type="float">
            <text:p>462.1</text:p>
          </table:table-cell>
          <table:table-cell table:formula="of:=([.I78]-[.M78])/[.M78] * 100" office:value-type="float" office:value="30.5175312295508" calcext:value-type="float">
            <text:p>30.5</text:p>
          </table:table-cell>
        </table:table-row>
        <table:table-row table:style-name="ro1" table:number-rows-repeated="104849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lb.A1:lb.K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5:10:50.901873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4T15:23:15.403429268</dc:date>
    <meta:editing-duration>PT2H8S</meta:editing-duration>
    <meta:editing-cycles>40</meta:editing-cycles>
    <meta:generator>LibreOffice/6.4.7.2$Linux_X86_64 LibreOffice_project/40$Build-2</meta:generator>
    <meta:document-statistic meta:table-count="2" meta:cell-count="1788" meta:object-count="0"/>
  </office:meta>
</office:document-meta>
</file>